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4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978" calcext:value-type="float">
            <text:p><text:s text:c="3"/>103,978</text:p>
          </table:table-cell>
          <table:table-cell table:style-name="ce67" office:value-type="float" office:value="91624" calcext:value-type="float">
            <text:p><text:s text:c="3"/>91,624</text:p>
          </table:table-cell>
          <table:table-cell table:style-name="ce67" office:value-type="float" office:value="12016" calcext:value-type="float">
            <text:p><text:s text:c="3"/>12,016</text:p>
          </table:table-cell>
          <table:table-cell table:style-name="ce67" office:value-type="float" office:value="17139" calcext:value-type="float">
            <text:p><text:s text:c="3"/>17,139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67" office:value-type="float" office:value="875" calcext:value-type="float">
            <text:p><text:s text:c="3"/>875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5386" calcext:value-type="float">
            <text:p><text:s text:c="3"/>5,386</text:p>
          </table:table-cell>
          <table:table-cell table:style-name="ce67" office:value-type="float" office:value="7621" calcext:value-type="float">
            <text:p><text:s text:c="3"/>7,621</text:p>
          </table:table-cell>
          <table:table-cell table:style-name="ce67" office:value-type="float" office:value="7361" calcext:value-type="float">
            <text:p><text:s text:c="3"/>7,361</text:p>
          </table:table-cell>
          <table:table-cell table:style-name="ce67" office:value-type="float" office:value="260" calcext:value-type="float">
            <text:p><text:s text:c="3"/>260</text:p>
          </table:table-cell>
          <table:table-cell table:style-name="ce67" office:value-type="float" office:value="4767" calcext:value-type="float">
            <text:p><text:s text:c="3"/>4,767</text:p>
          </table:table-cell>
          <table:table-cell table:style-name="ce67" office:value-type="float" office:value="4689" calcext:value-type="float">
            <text:p><text:s text:c="3"/>4,689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088" calcext:value-type="float">
            <text:p><text:s text:c="3"/>48,088</text:p>
          </table:table-cell>
          <table:table-cell table:style-name="ce68" office:value-type="float" office:value="42451" calcext:value-type="float">
            <text:p><text:s text:c="3"/>42,451</text:p>
          </table:table-cell>
          <table:table-cell table:style-name="ce68" office:value-type="float" office:value="6267" calcext:value-type="float">
            <text:p><text:s text:c="3"/>6,267</text:p>
          </table:table-cell>
          <table:table-cell table:style-name="ce68" office:value-type="float" office:value="9983" calcext:value-type="float">
            <text:p><text:s text:c="3"/>9,983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30" calcext:value-type="float">
            <text:p><text:s text:c="3"/>2,730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90" calcext:value-type="float">
            <text:p><text:s text:c="3"/>55,890</text:p>
          </table:table-cell>
          <table:table-cell table:style-name="ce68" office:value-type="float" office:value="49173" calcext:value-type="float">
            <text:p><text:s text:c="3"/>49,173</text:p>
          </table:table-cell>
          <table:table-cell table:style-name="ce68" office:value-type="float" office:value="5749" calcext:value-type="float">
            <text:p><text:s text:c="3"/>5,749</text:p>
          </table:table-cell>
          <table:table-cell table:style-name="ce68" office:value-type="float" office:value="7156" calcext:value-type="float">
            <text:p><text:s text:c="3"/>7,156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29" calcext:value-type="float">
            <text:p><text:s text:c="3"/>429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4121" calcext:value-type="float">
            <text:p><text:s text:c="3"/>94,121</text:p>
          </table:table-cell>
          <table:table-cell table:style-name="ce67" office:value-type="float" office:value="85582" calcext:value-type="float">
            <text:p><text:s text:c="3"/>85,582</text:p>
          </table:table-cell>
          <table:table-cell table:style-name="ce67" office:value-type="float" office:value="10717" calcext:value-type="float">
            <text:p><text:s text:c="3"/>10,717</text:p>
          </table:table-cell>
          <table:table-cell table:style-name="ce67" office:value-type="float" office:value="14610" calcext:value-type="float">
            <text:p><text:s text:c="3"/>14,610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4" calcext:value-type="float">
            <text:p><text:s text:c="3"/>724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67" office:value-type="float" office:value="4598" calcext:value-type="float">
            <text:p><text:s text:c="3"/>4,598</text:p>
          </table:table-cell>
          <table:table-cell table:style-name="ce67" office:value-type="float" office:value="9397" calcext:value-type="float">
            <text:p><text:s text:c="3"/>9,397</text:p>
          </table:table-cell>
          <table:table-cell table:style-name="ce67" office:value-type="float" office:value="9131" calcext:value-type="float">
            <text:p><text:s text:c="3"/>9,131</text:p>
          </table:table-cell>
          <table:table-cell table:style-name="ce67" office:value-type="float" office:value="266" calcext:value-type="float">
            <text:p><text:s text:c="3"/>266</text:p>
          </table:table-cell>
          <table:table-cell table:style-name="ce67" office:value-type="float" office:value="4354" calcext:value-type="float">
            <text:p><text:s text:c="3"/>4,354</text:p>
          </table:table-cell>
          <table:table-cell table:style-name="ce67" office:value-type="float" office:value="4279" calcext:value-type="float">
            <text:p><text:s text:c="3"/>4,279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050" calcext:value-type="float">
            <text:p><text:s text:c="3"/>43,050</text:p>
          </table:table-cell>
          <table:table-cell table:style-name="ce68" office:value-type="float" office:value="39554" calcext:value-type="float">
            <text:p><text:s text:c="3"/>39,554</text:p>
          </table:table-cell>
          <table:table-cell table:style-name="ce68" office:value-type="float" office:value="5658" calcext:value-type="float">
            <text:p><text:s text:c="3"/>5,658</text:p>
          </table:table-cell>
          <table:table-cell table:style-name="ce68" office:value-type="float" office:value="8480" calcext:value-type="float">
            <text:p><text:s text:c="3"/>8,48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071" calcext:value-type="float">
            <text:p><text:s text:c="3"/>51,071</text:p>
          </table:table-cell>
          <table:table-cell table:style-name="ce68" office:value-type="float" office:value="46028" calcext:value-type="float">
            <text:p><text:s text:c="3"/>46,028</text:p>
          </table:table-cell>
          <table:table-cell table:style-name="ce68" office:value-type="float" office:value="5059" calcext:value-type="float">
            <text:p><text:s text:c="3"/>5,059</text:p>
          </table:table-cell>
          <table:table-cell table:style-name="ce68" office:value-type="float" office:value="6130" calcext:value-type="float">
            <text:p><text:s text:c="3"/>6,130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0" calcext:value-type="float">
            <text:p><text:s text:c="3"/>340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918" calcext:value-type="float">
            <text:p><text:s text:c="3"/>73,918</text:p>
          </table:table-cell>
          <table:table-cell table:style-name="ce67" office:value-type="float" office:value="62834" calcext:value-type="float">
            <text:p><text:s text:c="3"/>62,834</text:p>
          </table:table-cell>
          <table:table-cell table:style-name="ce67" office:value-type="float" office:value="13068" calcext:value-type="float">
            <text:p><text:s text:c="3"/>13,068</text:p>
          </table:table-cell>
          <table:table-cell table:style-name="ce67" office:value-type="float" office:value="16594" calcext:value-type="float">
            <text:p><text:s text:c="3"/>16,594</text:p>
          </table:table-cell>
          <table:table-cell table:style-name="ce67" office:value-type="float" office:value="352" calcext:value-type="float">
            <text:p><text:s text:c="3"/>352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762" calcext:value-type="float">
            <text:p><text:s text:c="3"/>76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944" calcext:value-type="float">
            <text:p><text:s text:c="3"/>4,944</text:p>
          </table:table-cell>
          <table:table-cell table:style-name="ce67" office:value-type="float" office:value="11304" calcext:value-type="float">
            <text:p><text:s text:c="3"/>11,304</text:p>
          </table:table-cell>
          <table:table-cell table:style-name="ce67" office:value-type="float" office:value="11050" calcext:value-type="float">
            <text:p><text:s text:c="3"/>11,050</text:p>
          </table:table-cell>
          <table:table-cell table:style-name="ce67" office:value-type="float" office:value="254" calcext:value-type="float">
            <text:p><text:s text:c="3"/>254</text:p>
          </table:table-cell>
          <table:table-cell table:style-name="ce67" office:value-type="float" office:value="4626" calcext:value-type="float">
            <text:p><text:s text:c="3"/>4,626</text:p>
          </table:table-cell>
          <table:table-cell table:style-name="ce67" office:value-type="float" office:value="4550" calcext:value-type="float">
            <text:p><text:s text:c="3"/>4,550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344" calcext:value-type="float">
            <text:p><text:s text:c="3"/>33,344</text:p>
          </table:table-cell>
          <table:table-cell table:style-name="ce68" office:value-type="float" office:value="28806" calcext:value-type="float">
            <text:p><text:s text:c="3"/>28,806</text:p>
          </table:table-cell>
          <table:table-cell table:style-name="ce68" office:value-type="float" office:value="6755" calcext:value-type="float">
            <text:p><text:s text:c="3"/>6,755</text:p>
          </table:table-cell>
          <table:table-cell table:style-name="ce68" office:value-type="float" office:value="9615" calcext:value-type="float">
            <text:p><text:s text:c="3"/>9,615</text:p>
          </table:table-cell>
          <table:table-cell table:style-name="ce68" office:value-type="float" office:value="183" calcext:value-type="float">
            <text:p><text:s text:c="3"/>183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2505" calcext:value-type="float">
            <text:p><text:s text:c="3"/>2,50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0574" calcext:value-type="float">
            <text:p><text:s text:c="3"/>40,574</text:p>
          </table:table-cell>
          <table:table-cell table:style-name="ce68" office:value-type="float" office:value="34028" calcext:value-type="float">
            <text:p><text:s text:c="3"/>34,028</text:p>
          </table:table-cell>
          <table:table-cell table:style-name="ce68" office:value-type="float" office:value="6313" calcext:value-type="float">
            <text:p><text:s text:c="3"/>6,313</text:p>
          </table:table-cell>
          <table:table-cell table:style-name="ce68" office:value-type="float" office:value="6979" calcext:value-type="float">
            <text:p><text:s text:c="3"/>6,979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439" calcext:value-type="float">
            <text:p><text:s text:c="3"/>2,439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2009" calcext:value-type="float">
            <text:p><text:s text:c="3"/>72,009</text:p>
          </table:table-cell>
          <table:table-cell table:style-name="ce67" office:value-type="float" office:value="64166" calcext:value-type="float">
            <text:p><text:s text:c="3"/>64,166</text:p>
          </table:table-cell>
          <table:table-cell table:style-name="ce67" office:value-type="float" office:value="11272" calcext:value-type="float">
            <text:p><text:s text:c="3"/>11,272</text:p>
          </table:table-cell>
          <table:table-cell table:style-name="ce67" office:value-type="float" office:value="15965" calcext:value-type="float">
            <text:p><text:s text:c="3"/>15,965</text:p>
          </table:table-cell>
          <table:table-cell table:style-name="ce67" office:value-type="float" office:value="279" calcext:value-type="float">
            <text:p><text:s text:c="3"/>279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35" calcext:value-type="float">
            <text:p><text:s text:c="3"/>735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4749" calcext:value-type="float">
            <text:p><text:s text:c="3"/>4,749</text:p>
          </table:table-cell>
          <table:table-cell table:style-name="ce67" office:value-type="float" office:value="10267" calcext:value-type="float">
            <text:p><text:s text:c="3"/>10,267</text:p>
          </table:table-cell>
          <table:table-cell table:style-name="ce67" office:value-type="float" office:value="9996" calcext:value-type="float">
            <text:p><text:s text:c="3"/>9,99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4518" calcext:value-type="float">
            <text:p><text:s text:c="3"/>4,518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17" calcext:value-type="float">
            <text:p><text:s text:c="3"/>32,517</text:p>
          </table:table-cell>
          <table:table-cell table:style-name="ce68" office:value-type="float" office:value="29365" calcext:value-type="float">
            <text:p><text:s text:c="3"/>29,365</text:p>
          </table:table-cell>
          <table:table-cell table:style-name="ce68" office:value-type="float" office:value="5838" calcext:value-type="float">
            <text:p><text:s text:c="3"/>5,838</text:p>
          </table:table-cell>
          <table:table-cell table:style-name="ce68" office:value-type="float" office:value="9100" calcext:value-type="float">
            <text:p><text:s text:c="3"/>9,100</text:p>
          </table:table-cell>
          <table:table-cell table:style-name="ce68" office:value-type="float" office:value="146" calcext:value-type="float">
            <text:p><text:s text:c="3"/>146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351" calcext:value-type="float">
            <text:p><text:s text:c="3"/>351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6" calcext:value-type="float">
            <text:p><text:s text:c="3"/>2,416</text:p>
          </table:table-cell>
          <table:table-cell table:style-name="ce68" table:number-columns-repeated="2"/>
          <table:table-cell table:style-name="ce68" office:value-type="float" office:value="98" calcext:value-type="float">
            <text:p><text:s text:c="3"/>98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492" calcext:value-type="float">
            <text:p><text:s text:c="3"/>39,492</text:p>
          </table:table-cell>
          <table:table-cell table:style-name="ce68" office:value-type="float" office:value="34801" calcext:value-type="float">
            <text:p><text:s text:c="3"/>34,801</text:p>
          </table:table-cell>
          <table:table-cell table:style-name="ce68" office:value-type="float" office:value="5434" calcext:value-type="float">
            <text:p><text:s text:c="3"/>5,434</text:p>
          </table:table-cell>
          <table:table-cell table:style-name="ce68" office:value-type="float" office:value="6865" calcext:value-type="float">
            <text:p><text:s text:c="3"/>6,865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333" calcext:value-type="float">
            <text:p><text:s text:c="3"/>2,333</text:p>
          </table:table-cell>
          <table:table-cell table:style-name="ce68" table:number-columns-repeated="2"/>
          <table:table-cell table:style-name="ce68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8898" calcext:value-type="float">
            <text:p><text:s text:c="3"/>68,898</text:p>
          </table:table-cell>
          <table:table-cell table:style-name="ce67" office:value-type="float" office:value="59340" calcext:value-type="float">
            <text:p><text:s text:c="3"/>59,340</text:p>
          </table:table-cell>
          <table:table-cell table:style-name="ce67" office:value-type="float" office:value="11579" calcext:value-type="float">
            <text:p><text:s text:c="3"/>11,579</text:p>
          </table:table-cell>
          <table:table-cell table:style-name="ce67" office:value-type="float" office:value="15703" calcext:value-type="float">
            <text:p><text:s text:c="3"/>15,703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211" calcext:value-type="float">
            <text:p><text:s text:c="3"/>21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121" calcext:value-type="float">
            <text:p><text:s text:c="3"/>121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13005" calcext:value-type="float">
            <text:p><text:s text:c="3"/>13,005</text:p>
          </table:table-cell>
          <table:table-cell table:style-name="ce67" office:value-type="float" office:value="12677" calcext:value-type="float">
            <text:p><text:s text:c="3"/>12,677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4327" calcext:value-type="float">
            <text:p><text:s text:c="3"/>4,327</text:p>
          </table:table-cell>
          <table:table-cell table:style-name="ce67" office:value-type="float" office:value="4247" calcext:value-type="float">
            <text:p><text:s text:c="3"/>4,247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1245" calcext:value-type="float">
            <text:p><text:s text:c="3"/>31,245</text:p>
          </table:table-cell>
          <table:table-cell table:style-name="ce68" office:value-type="float" office:value="27090" calcext:value-type="float">
            <text:p><text:s text:c="3"/>27,090</text:p>
          </table:table-cell>
          <table:table-cell table:style-name="ce68" office:value-type="float" office:value="5917" calcext:value-type="float">
            <text:p><text:s text:c="3"/>5,917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83" calcext:value-type="float">
            <text:p><text:s text:c="3"/>83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653" calcext:value-type="float">
            <text:p><text:s text:c="3"/>37,653</text:p>
          </table:table-cell>
          <table:table-cell table:style-name="ce68" office:value-type="float" office:value="32250" calcext:value-type="float">
            <text:p><text:s text:c="3"/>32,250</text:p>
          </table:table-cell>
          <table:table-cell table:style-name="ce68" office:value-type="float" office:value="5662" calcext:value-type="float">
            <text:p><text:s text:c="3"/>5,662</text:p>
          </table:table-cell>
          <table:table-cell table:style-name="ce68" office:value-type="float" office:value="6529" calcext:value-type="float">
            <text:p><text:s text:c="3"/>6,52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24" calcext:value-type="float">
            <text:p><text:s text:c="3"/>124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02" calcext:value-type="float">
            <text:p><text:s text:c="3"/>2,202</text:p>
          </table:table-cell>
          <table:table-cell table:style-name="ce68" table:number-columns-repeated="2"/>
          <table:table-cell table:style-name="ce68" office:value-type="float" office:value="245" calcext:value-type="float">
            <text:p><text:s text:c="3"/>245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  <text:p>截至8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688453" calcext:value-type="float">
            <text:p><text:s text:c="3"/>688,453</text:p>
          </table:table-cell>
          <table:table-cell table:style-name="ce65" office:value-type="float" office:value="650212" calcext:value-type="float">
            <text:p><text:s text:c="3"/>650,212</text:p>
          </table:table-cell>
          <table:table-cell table:style-name="ce65" office:value-type="float" office:value="85941" calcext:value-type="float">
            <text:p><text:s text:c="3"/>85,941</text:p>
          </table:table-cell>
          <table:table-cell table:style-name="ce65" office:value-type="float" office:value="138016" calcext:value-type="float">
            <text:p><text:s text:c="3"/>138,016</text:p>
          </table:table-cell>
          <table:table-cell table:style-name="ce65" office:value-type="float" office:value="2210" calcext:value-type="float">
            <text:p><text:s text:c="3"/>2,210</text:p>
          </table:table-cell>
          <table:table-cell table:style-name="ce65" office:value-type="float" office:value="1424" calcext:value-type="float">
            <text:p><text:s text:c="3"/>1,424</text:p>
          </table:table-cell>
          <table:table-cell table:style-name="ce65" office:value-type="float" office:value="641" calcext:value-type="float">
            <text:p><text:s text:c="3"/>641</text:p>
          </table:table-cell>
          <table:table-cell table:style-name="ce65" office:value-type="float" office:value="6163" calcext:value-type="float">
            <text:p><text:s text:c="3"/>6,163</text:p>
          </table:table-cell>
          <table:table-cell table:style-name="ce65" office:value-type="float" office:value="1037" calcext:value-type="float">
            <text:p><text:s text:c="3"/>1,037</text:p>
          </table:table-cell>
          <table:table-cell table:style-name="ce65" office:value-type="float" office:value="38310" calcext:value-type="float">
            <text:p><text:s text:c="3"/>38,310</text:p>
          </table:table-cell>
          <table:table-cell table:style-name="ce65" office:value-type="float" office:value="79319" calcext:value-type="float">
            <text:p><text:s text:c="3"/>79,319</text:p>
          </table:table-cell>
          <table:table-cell table:style-name="ce65" office:value-type="float" office:value="77291" calcext:value-type="float">
            <text:p><text:s text:c="3"/>77,291</text:p>
          </table:table-cell>
          <table:table-cell table:style-name="ce65" office:value-type="float" office:value="2028" calcext:value-type="float">
            <text:p><text:s text:c="3"/>2,028</text:p>
          </table:table-cell>
          <table:table-cell table:style-name="ce65" office:value-type="float" office:value="35732" calcext:value-type="float">
            <text:p><text:s text:c="3"/>35,732</text:p>
          </table:table-cell>
          <table:table-cell table:style-name="ce65" office:value-type="float" office:value="35120" calcext:value-type="float">
            <text:p><text:s text:c="3"/>35,120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17262" calcext:value-type="float">
            <text:p><text:s text:c="3"/>317,262</text:p>
          </table:table-cell>
          <table:table-cell table:style-name="ce66" office:value-type="float" office:value="301270" calcext:value-type="float">
            <text:p><text:s text:c="3"/>301,270</text:p>
          </table:table-cell>
          <table:table-cell table:style-name="ce66" office:value-type="float" office:value="44480" calcext:value-type="float">
            <text:p><text:s text:c="3"/>44,480</text:p>
          </table:table-cell>
          <table:table-cell table:style-name="ce66" office:value-type="float" office:value="79470" calcext:value-type="float">
            <text:p><text:s text:c="3"/>79,470</text:p>
          </table:table-cell>
          <table:table-cell table:style-name="ce66" office:value-type="float" office:value="1141" calcext:value-type="float">
            <text:p><text:s text:c="3"/>1,141</text:p>
          </table:table-cell>
          <table:table-cell table:style-name="ce66" office:value-type="float" office:value="679" calcext:value-type="float">
            <text:p><text:s text:c="3"/>679</text:p>
          </table:table-cell>
          <table:table-cell table:style-name="ce66" office:value-type="float" office:value="304" calcext:value-type="float">
            <text:p><text:s text:c="3"/>304</text:p>
          </table:table-cell>
          <table:table-cell table:style-name="ce66" office:value-type="float" office:value="3027" calcext:value-type="float">
            <text:p><text:s text:c="3"/>3,027</text:p>
          </table:table-cell>
          <table:table-cell table:style-name="ce66" office:value-type="float" office:value="559" calcext:value-type="float">
            <text:p><text:s text:c="3"/>559</text:p>
          </table:table-cell>
          <table:table-cell table:style-name="ce66" office:value-type="float" office:value="19976" calcext:value-type="float">
            <text:p><text:s text:c="3"/>19,976</text:p>
          </table:table-cell>
          <table:table-cell table:style-name="ce66" table:number-columns-repeated="2"/>
          <table:table-cell table:style-name="ce66" office:value-type="float" office:value="652" calcext:value-type="float">
            <text:p><text:s text:c="3"/>652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371191" calcext:value-type="float">
            <text:p><text:s text:c="3"/>371,191</text:p>
          </table:table-cell>
          <table:table-cell table:style-name="ce66" office:value-type="float" office:value="348942" calcext:value-type="float">
            <text:p><text:s text:c="3"/>348,942</text:p>
          </table:table-cell>
          <table:table-cell table:style-name="ce66" office:value-type="float" office:value="41461" calcext:value-type="float">
            <text:p><text:s text:c="3"/>41,461</text:p>
          </table:table-cell>
          <table:table-cell table:style-name="ce66" office:value-type="float" office:value="58546" calcext:value-type="float">
            <text:p><text:s text:c="3"/>58,546</text:p>
          </table:table-cell>
          <table:table-cell table:style-name="ce66" office:value-type="float" office:value="1069" calcext:value-type="float">
            <text:p><text:s text:c="3"/>1,069</text:p>
          </table:table-cell>
          <table:table-cell table:style-name="ce66" office:value-type="float" office:value="745" calcext:value-type="float">
            <text:p><text:s text:c="3"/>745</text:p>
          </table:table-cell>
          <table:table-cell table:style-name="ce66" office:value-type="float" office:value="337" calcext:value-type="float">
            <text:p><text:s text:c="3"/>337</text:p>
          </table:table-cell>
          <table:table-cell table:style-name="ce66" office:value-type="float" office:value="3136" calcext:value-type="float">
            <text:p><text:s text:c="3"/>3,136</text:p>
          </table:table-cell>
          <table:table-cell table:style-name="ce66" office:value-type="float" office:value="478" calcext:value-type="float">
            <text:p><text:s text:c="3"/>478</text:p>
          </table:table-cell>
          <table:table-cell table:style-name="ce66" office:value-type="float" office:value="18334" calcext:value-type="float">
            <text:p><text:s text:c="3"/>18,334</text:p>
          </table:table-cell>
          <table:table-cell table:style-name="ce66" table:number-columns-repeated="2"/>
          <table:table-cell table:style-name="ce66" office:value-type="float" office:value="1376" calcext:value-type="float">
            <text:p><text:s text:c="3"/>1,376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743" calcext:value-type="float">
            <text:p><text:s text:c="3"/>87,743</text:p>
          </table:table-cell>
          <table:table-cell table:style-name="ce67" office:value-type="float" office:value="79911" calcext:value-type="float">
            <text:p><text:s text:c="3"/>79,911</text:p>
          </table:table-cell>
          <table:table-cell table:style-name="ce67" office:value-type="float" office:value="11023" calcext:value-type="float">
            <text:p><text:s text:c="3"/>11,023</text:p>
          </table:table-cell>
          <table:table-cell table:style-name="ce67" office:value-type="float" office:value="19464" calcext:value-type="float">
            <text:p><text:s text:c="3"/>19,464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37" calcext:value-type="float">
            <text:p><text:s text:c="3"/>137</text:p>
          </table:table-cell>
          <table:table-cell table:style-name="ce67" office:value-type="float" office:value="4928" calcext:value-type="float">
            <text:p><text:s text:c="3"/>4,928</text:p>
          </table:table-cell>
          <table:table-cell table:style-name="ce67" office:value-type="float" office:value="13946" calcext:value-type="float">
            <text:p><text:s text:c="3"/>13,946</text:p>
          </table:table-cell>
          <table:table-cell table:style-name="ce67" office:value-type="float" office:value="13668" calcext:value-type="float">
            <text:p><text:s text:c="3"/>13,668</text:p>
          </table:table-cell>
          <table:table-cell table:style-name="ce67" office:value-type="float" office:value="278" calcext:value-type="float">
            <text:p><text:s text:c="3"/>278</text:p>
          </table:table-cell>
          <table:table-cell table:style-name="ce67" office:value-type="float" office:value="4503" calcext:value-type="float">
            <text:p><text:s text:c="3"/>4,503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4" calcext:value-type="float">
            <text:p><text:s text:c="3"/>40,154</text:p>
          </table:table-cell>
          <table:table-cell table:style-name="ce68" office:value-type="float" office:value="36579" calcext:value-type="float">
            <text:p><text:s text:c="3"/>36,579</text:p>
          </table:table-cell>
          <table:table-cell table:style-name="ce68" office:value-type="float" office:value="5788" calcext:value-type="float">
            <text:p><text:s text:c="3"/>5,788</text:p>
          </table:table-cell>
          <table:table-cell table:style-name="ce68" office:value-type="float" office:value="11154" calcext:value-type="float">
            <text:p><text:s text:c="3"/>11,154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561" calcext:value-type="float">
            <text:p><text:s text:c="3"/>2,561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7" calcext:value-type="float">
            <text:p><text:s text:c="3"/>2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7589" calcext:value-type="float">
            <text:p><text:s text:c="3"/>47,589</text:p>
          </table:table-cell>
          <table:table-cell table:style-name="ce68" office:value-type="float" office:value="43332" calcext:value-type="float">
            <text:p><text:s text:c="3"/>43,332</text:p>
          </table:table-cell>
          <table:table-cell table:style-name="ce68" office:value-type="float" office:value="5235" calcext:value-type="float">
            <text:p><text:s text:c="3"/>5,235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67" calcext:value-type="float">
            <text:p><text:s text:c="3"/>2,367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7802" calcext:value-type="float">
            <text:p><text:s text:c="3"/>77,802</text:p>
          </table:table-cell>
          <table:table-cell table:style-name="ce67" office:value-type="float" office:value="71783" calcext:value-type="float">
            <text:p><text:s text:c="3"/>71,783</text:p>
          </table:table-cell>
          <table:table-cell table:style-name="ce67" office:value-type="float" office:value="9663" calcext:value-type="float">
            <text:p><text:s text:c="3"/>9,663</text:p>
          </table:table-cell>
          <table:table-cell table:style-name="ce67" office:value-type="float" office:value="17462" calcext:value-type="float">
            <text:p><text:s text:c="3"/>17,462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201" calcext:value-type="float">
            <text:p><text:s text:c="3"/>20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70" calcext:value-type="float">
            <text:p><text:s text:c="3"/>670</text:p>
          </table:table-cell>
          <table:table-cell table:style-name="ce67" office:value-type="float" office:value="133" calcext:value-type="float">
            <text:p><text:s text:c="3"/>133</text:p>
          </table:table-cell>
          <table:table-cell table:style-name="ce67" office:value-type="float" office:value="4032" calcext:value-type="float">
            <text:p><text:s text:c="3"/>4,032</text:p>
          </table:table-cell>
          <table:table-cell table:style-name="ce67" office:value-type="float" office:value="8151" calcext:value-type="float">
            <text:p><text:s text:c="3"/>8,151</text:p>
          </table:table-cell>
          <table:table-cell table:style-name="ce67" office:value-type="float" office:value="7943" calcext:value-type="float">
            <text:p><text:s text:c="3"/>7,943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3843" calcext:value-type="float">
            <text:p><text:s text:c="3"/>3,843</text:p>
          </table:table-cell>
          <table:table-cell table:style-name="ce67" office:value-type="float" office:value="3762" calcext:value-type="float">
            <text:p><text:s text:c="3"/>3,762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238" calcext:value-type="float">
            <text:p><text:s text:c="3"/>36,238</text:p>
          </table:table-cell>
          <table:table-cell table:style-name="ce68" office:value-type="float" office:value="33446" calcext:value-type="float">
            <text:p><text:s text:c="3"/>33,446</text:p>
          </table:table-cell>
          <table:table-cell table:style-name="ce68" office:value-type="float" office:value="4969" calcext:value-type="float">
            <text:p><text:s text:c="3"/>4,969</text:p>
          </table:table-cell>
          <table:table-cell table:style-name="ce68" office:value-type="float" office:value="10092" calcext:value-type="float">
            <text:p><text:s text:c="3"/>10,092</text:p>
          </table:table-cell>
          <table:table-cell table:style-name="ce68" office:value-type="float" office:value="123" calcext:value-type="float">
            <text:p><text:s text:c="3"/>123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028" calcext:value-type="float">
            <text:p><text:s text:c="3"/>2,028</text:p>
          </table:table-cell>
          <table:table-cell table:style-name="ce68" table:number-columns-repeated="2"/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64" calcext:value-type="float">
            <text:p><text:s text:c="3"/>41,564</text:p>
          </table:table-cell>
          <table:table-cell table:style-name="ce68" office:value-type="float" office:value="38337" calcext:value-type="float">
            <text:p><text:s text:c="3"/>38,337</text:p>
          </table:table-cell>
          <table:table-cell table:style-name="ce68" office:value-type="float" office:value="4694" calcext:value-type="float">
            <text:p><text:s text:c="3"/>4,694</text:p>
          </table:table-cell>
          <table:table-cell table:style-name="ce68" office:value-type="float" office:value="7370" calcext:value-type="float">
            <text:p><text:s text:c="3"/>7,370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004" calcext:value-type="float">
            <text:p><text:s text:c="3"/>2,004</text:p>
          </table:table-cell>
          <table:table-cell table:style-name="ce68" table:number-columns-repeated="2"/>
          <table:table-cell table:style-name="ce68" office:value-type="float" office:value="148" calcext:value-type="float">
            <text:p><text:s text:c="3"/>148</text:p>
          </table:table-cell>
          <table:table-cell table:style-name="ce68" table:number-columns-repeated="2"/>
          <table:table-cell table:style-name="ce108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045" calcext:value-type="float">
            <text:p><text:s text:c="3"/>89,045</text:p>
          </table:table-cell>
          <table:table-cell table:style-name="ce67" office:value-type="float" office:value="83984" calcext:value-type="float">
            <text:p><text:s text:c="3"/>83,984</text:p>
          </table:table-cell>
          <table:table-cell table:style-name="ce67" office:value-type="float" office:value="10827" calcext:value-type="float">
            <text:p><text:s text:c="3"/>10,827</text:p>
          </table:table-cell>
          <table:table-cell table:style-name="ce67" office:value-type="float" office:value="17566" calcext:value-type="float">
            <text:p><text:s text:c="3"/>17,566</text:p>
          </table:table-cell>
          <table:table-cell table:style-name="ce67" office:value-type="float" office:value="295" calcext:value-type="float">
            <text:p><text:s text:c="3"/>295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52" calcext:value-type="float">
            <text:p><text:s text:c="3"/>752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4843" calcext:value-type="float">
            <text:p><text:s text:c="3"/>4,843</text:p>
          </table:table-cell>
          <table:table-cell table:style-name="ce67" office:value-type="float" office:value="12322" calcext:value-type="float">
            <text:p><text:s text:c="3"/>12,322</text:p>
          </table:table-cell>
          <table:table-cell table:style-name="ce67" office:value-type="float" office:value="12019" calcext:value-type="float">
            <text:p><text:s text:c="3"/>12,019</text:p>
          </table:table-cell>
          <table:table-cell table:style-name="ce67" office:value-type="float" office:value="303" calcext:value-type="float">
            <text:p><text:s text:c="3"/>303</text:p>
          </table:table-cell>
          <table:table-cell table:style-name="ce67" office:value-type="float" office:value="4500" calcext:value-type="float">
            <text:p><text:s text:c="3"/>4,500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4" calcext:value-type="float">
            <text:p><text:s text:c="3"/>40,544</text:p>
          </table:table-cell>
          <table:table-cell table:style-name="ce68" office:value-type="float" office:value="38486" calcext:value-type="float">
            <text:p><text:s text:c="3"/>38,486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10203" calcext:value-type="float">
            <text:p><text:s text:c="3"/>10,203</text:p>
          </table:table-cell>
          <table:table-cell table:style-name="ce68" office:value-type="float" office:value="151" calcext:value-type="float">
            <text:p><text:s text:c="3"/>151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54" calcext:value-type="float">
            <text:p><text:s text:c="3"/>2,554</text:p>
          </table:table-cell>
          <table:table-cell table:style-name="ce68" table:number-columns-repeated="2"/>
          <table:table-cell table:style-name="ce68" office:value-type="float" office:value="101" calcext:value-type="float">
            <text:p><text:s text:c="3"/>101</text:p>
          </table:table-cell>
          <table:table-cell table:style-name="ce68" table:number-columns-repeated="2"/>
          <table:table-cell table:style-name="ce108" office:value-type="float" office:value="18" calcext:value-type="float">
            <text:p><text:s text:c="3"/>1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501" calcext:value-type="float">
            <text:p><text:s text:c="3"/>48,501</text:p>
          </table:table-cell>
          <table:table-cell table:style-name="ce68" office:value-type="float" office:value="45498" calcext:value-type="float">
            <text:p><text:s text:c="3"/>45,498</text:p>
          </table:table-cell>
          <table:table-cell table:style-name="ce68" office:value-type="float" office:value="5201" calcext:value-type="float">
            <text:p><text:s text:c="3"/>5,201</text:p>
          </table:table-cell>
          <table:table-cell table:style-name="ce68" office:value-type="float" office:value="7363" calcext:value-type="float">
            <text:p><text:s text:c="3"/>7,363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79" calcext:value-type="float">
            <text:p><text:s text:c="3"/>379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289" calcext:value-type="float">
            <text:p><text:s text:c="3"/>2,289</text:p>
          </table:table-cell>
          <table:table-cell table:style-name="ce68" table:number-columns-repeated="2"/>
          <table:table-cell table:style-name="ce68" office:value-type="float" office:value="202" calcext:value-type="float">
            <text:p><text:s text:c="3"/>202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8529" calcext:value-type="float">
            <text:p><text:s text:c="3"/>78,529</text:p>
          </table:table-cell>
          <table:table-cell table:style-name="ce67" office:value-type="float" office:value="73903" calcext:value-type="float">
            <text:p><text:s text:c="3"/>73,903</text:p>
          </table:table-cell>
          <table:table-cell table:style-name="ce67" office:value-type="float" office:value="10753" calcext:value-type="float">
            <text:p><text:s text:c="3"/>10,753</text:p>
          </table:table-cell>
          <table:table-cell table:style-name="ce67" office:value-type="float" office:value="16654" calcext:value-type="float">
            <text:p><text:s text:c="3"/>16,654</text:p>
          </table:table-cell>
          <table:table-cell table:style-name="ce67" office:value-type="float" office:value="274" calcext:value-type="float">
            <text:p><text:s text:c="3"/>274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08" calcext:value-type="float">
            <text:p><text:s text:c="3"/>708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4805" calcext:value-type="float">
            <text:p><text:s text:c="3"/>4,805</text:p>
          </table:table-cell>
          <table:table-cell table:style-name="ce67" office:value-type="float" office:value="7182" calcext:value-type="float">
            <text:p><text:s text:c="3"/>7,182</text:p>
          </table:table-cell>
          <table:table-cell table:style-name="ce67" office:value-type="float" office:value="6985" calcext:value-type="float">
            <text:p><text:s text:c="3"/>6,985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4418" calcext:value-type="float">
            <text:p><text:s text:c="3"/>4,418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87" calcext:value-type="float">
            <text:p><text:s text:c="3"/>36,687</text:p>
          </table:table-cell>
          <table:table-cell table:style-name="ce68" office:value-type="float" office:value="34712" calcext:value-type="float">
            <text:p><text:s text:c="3"/>34,712</text:p>
          </table:table-cell>
          <table:table-cell table:style-name="ce68" office:value-type="float" office:value="5572" calcext:value-type="float">
            <text:p><text:s text:c="3"/>5,572</text:p>
          </table:table-cell>
          <table:table-cell table:style-name="ce68" office:value-type="float" office:value="9640" calcext:value-type="float">
            <text:p><text:s text:c="3"/>9,640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514" calcext:value-type="float">
            <text:p><text:s text:c="3"/>2,514</text:p>
          </table:table-cell>
          <table:table-cell table:style-name="ce68" table:number-columns-repeated="2"/>
          <table:table-cell table:style-name="ce68" office:value-type="float" office:value="74" calcext:value-type="float">
            <text:p><text:s text:c="3"/>74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842" calcext:value-type="float">
            <text:p><text:s text:c="3"/>41,842</text:p>
          </table:table-cell>
          <table:table-cell table:style-name="ce68" office:value-type="float" office:value="39191" calcext:value-type="float">
            <text:p><text:s text:c="3"/>39,191</text:p>
          </table:table-cell>
          <table:table-cell table:style-name="ce68" office:value-type="float" office:value="5181" calcext:value-type="float">
            <text:p><text:s text:c="3"/>5,181</text:p>
          </table:table-cell>
          <table:table-cell table:style-name="ce68" office:value-type="float" office:value="7014" calcext:value-type="float">
            <text:p><text:s text:c="3"/>7,014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23" calcext:value-type="float">
            <text:p><text:s text:c="3"/>123</text:p>
          </table:table-cell>
          <table:table-cell table:style-name="ce68" table:number-columns-repeated="2"/>
          <table:table-cell table:style-name="ce108" office:value-type="float" office:value="60" calcext:value-type="float">
            <text:p><text:s text:c="3"/>6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3643" calcext:value-type="float">
            <text:p><text:s text:c="3"/>93,643</text:p>
          </table:table-cell>
          <table:table-cell table:style-name="ce67" office:value-type="float" office:value="89887" calcext:value-type="float">
            <text:p><text:s text:c="3"/>89,887</text:p>
          </table:table-cell>
          <table:table-cell table:style-name="ce67" office:value-type="float" office:value="11168" calcext:value-type="float">
            <text:p><text:s text:c="3"/>11,168</text:p>
          </table:table-cell>
          <table:table-cell table:style-name="ce67" office:value-type="float" office:value="16416" calcext:value-type="float">
            <text:p><text:s text:c="3"/>16,416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5280" calcext:value-type="float">
            <text:p><text:s text:c="3"/>5,280</text:p>
          </table:table-cell>
          <table:table-cell table:style-name="ce67" office:value-type="float" office:value="14452" calcext:value-type="float">
            <text:p><text:s text:c="3"/>14,452</text:p>
          </table:table-cell>
          <table:table-cell table:style-name="ce67" office:value-type="float" office:value="14068" calcext:value-type="float">
            <text:p><text:s text:c="3"/>14,068</text:p>
          </table:table-cell>
          <table:table-cell table:style-name="ce67" office:value-type="float" office:value="384" calcext:value-type="float">
            <text:p><text:s text:c="3"/>384</text:p>
          </table:table-cell>
          <table:table-cell table:style-name="ce67" office:value-type="float" office:value="5017" calcext:value-type="float">
            <text:p><text:s text:c="3"/>5,017</text:p>
          </table:table-cell>
          <table:table-cell table:style-name="ce67" office:value-type="float" office:value="4936" calcext:value-type="float">
            <text:p><text:s text:c="3"/>4,936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2743" calcext:value-type="float">
            <text:p><text:s text:c="3"/>42,743</text:p>
          </table:table-cell>
          <table:table-cell table:style-name="ce68" office:value-type="float" office:value="41279" calcext:value-type="float">
            <text:p><text:s text:c="3"/>41,279</text:p>
          </table:table-cell>
          <table:table-cell table:style-name="ce68" office:value-type="float" office:value="5833" calcext:value-type="float">
            <text:p><text:s text:c="3"/>5,833</text:p>
          </table:table-cell>
          <table:table-cell table:style-name="ce68" office:value-type="float" office:value="9436" calcext:value-type="float">
            <text:p><text:s text:c="3"/>9,436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794" calcext:value-type="float">
            <text:p><text:s text:c="3"/>2,794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0900" calcext:value-type="float">
            <text:p><text:s text:c="3"/>50,900</text:p>
          </table:table-cell>
          <table:table-cell table:style-name="ce68" office:value-type="float" office:value="48608" calcext:value-type="float">
            <text:p><text:s text:c="3"/>48,608</text:p>
          </table:table-cell>
          <table:table-cell table:style-name="ce68" office:value-type="float" office:value="5335" calcext:value-type="float">
            <text:p><text:s text:c="3"/>5,335</text:p>
          </table:table-cell>
          <table:table-cell table:style-name="ce68" office:value-type="float" office:value="6980" calcext:value-type="float">
            <text:p><text:s text:c="3"/>6,98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24" calcext:value-type="float">
            <text:p><text:s text:c="3"/>424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486" calcext:value-type="float">
            <text:p><text:s text:c="3"/>2,486</text:p>
          </table:table-cell>
          <table:table-cell table:style-name="ce68" table:number-columns-repeated="2"/>
          <table:table-cell table:style-name="ce68" office:value-type="float" office:value="275" calcext:value-type="float">
            <text:p><text:s text:c="3"/>275</text:p>
          </table:table-cell>
          <table:table-cell table:style-name="ce68" table:number-columns-repeated="2"/>
          <table:table-cell table:style-name="ce108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450" calcext:value-type="float">
            <text:p><text:s text:c="3"/>79,450</text:p>
          </table:table-cell>
          <table:table-cell table:style-name="ce67" office:value-type="float" office:value="75677" calcext:value-type="float">
            <text:p><text:s text:c="3"/>75,677</text:p>
          </table:table-cell>
          <table:table-cell table:style-name="ce67" office:value-type="float" office:value="10440" calcext:value-type="float">
            <text:p><text:s text:c="3"/>10,440</text:p>
          </table:table-cell>
          <table:table-cell table:style-name="ce67" office:value-type="float" office:value="14922" calcext:value-type="float">
            <text:p><text:s text:c="3"/>14,922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686" calcext:value-type="float">
            <text:p><text:s text:c="3"/>686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4331" calcext:value-type="float">
            <text:p><text:s text:c="3"/>4,331</text:p>
          </table:table-cell>
          <table:table-cell table:style-name="ce67" office:value-type="float" office:value="9275" calcext:value-type="float">
            <text:p><text:s text:c="3"/>9,275</text:p>
          </table:table-cell>
          <table:table-cell table:style-name="ce67" office:value-type="float" office:value="9038" calcext:value-type="float">
            <text:p><text:s text:c="3"/>9,038</text:p>
          </table:table-cell>
          <table:table-cell table:style-name="ce67" office:value-type="float" office:value="237" calcext:value-type="float">
            <text:p><text:s text:c="3"/>237</text:p>
          </table:table-cell>
          <table:table-cell table:style-name="ce67" office:value-type="float" office:value="4120" calcext:value-type="float">
            <text:p><text:s text:c="3"/>4,120</text:p>
          </table:table-cell>
          <table:table-cell table:style-name="ce67" office:value-type="float" office:value="4045" calcext:value-type="float">
            <text:p><text:s text:c="3"/>4,045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01" calcext:value-type="float">
            <text:p><text:s text:c="3"/>36,601</text:p>
          </table:table-cell>
          <table:table-cell table:style-name="ce68" office:value-type="float" office:value="35227" calcext:value-type="float">
            <text:p><text:s text:c="3"/>35,227</text:p>
          </table:table-cell>
          <table:table-cell table:style-name="ce68" office:value-type="float" office:value="5351" calcext:value-type="float">
            <text:p><text:s text:c="3"/>5,351</text:p>
          </table:table-cell>
          <table:table-cell table:style-name="ce68" office:value-type="float" office:value="8630" calcext:value-type="float">
            <text:p><text:s text:c="3"/>8,630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849" calcext:value-type="float">
            <text:p><text:s text:c="3"/>42,849</text:p>
          </table:table-cell>
          <table:table-cell table:style-name="ce68" office:value-type="float" office:value="40450" calcext:value-type="float">
            <text:p><text:s text:c="3"/>40,450</text:p>
          </table:table-cell>
          <table:table-cell table:style-name="ce68" office:value-type="float" office:value="5089" calcext:value-type="float">
            <text:p><text:s text:c="3"/>5,089</text:p>
          </table:table-cell>
          <table:table-cell table:style-name="ce68" office:value-type="float" office:value="6292" calcext:value-type="float">
            <text:p><text:s text:c="3"/>6,292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67" calcext:value-type="float">
            <text:p><text:s text:c="3"/>36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054" calcext:value-type="float">
            <text:p><text:s text:c="3"/>2,054</text:p>
          </table:table-cell>
          <table:table-cell table:style-name="ce68" table:number-columns-repeated="2"/>
          <table:table-cell table:style-name="ce68" office:value-type="float" office:value="159" calcext:value-type="float">
            <text:p><text:s text:c="3"/>159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393" calcext:value-type="float">
            <text:p><text:s text:c="3"/>89,393</text:p>
          </table:table-cell>
          <table:table-cell table:style-name="ce67" office:value-type="float" office:value="84691" calcext:value-type="float">
            <text:p><text:s text:c="3"/>84,691</text:p>
          </table:table-cell>
          <table:table-cell table:style-name="ce67" office:value-type="float" office:value="10424" calcext:value-type="float">
            <text:p><text:s text:c="3"/>10,424</text:p>
          </table:table-cell>
          <table:table-cell table:style-name="ce67" office:value-type="float" office:value="18702" calcext:value-type="float">
            <text:p><text:s text:c="3"/>18,702</text:p>
          </table:table-cell>
          <table:table-cell table:style-name="ce67" office:value-type="float" office:value="239" calcext:value-type="float">
            <text:p><text:s text:c="3"/>23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94" calcext:value-type="float">
            <text:p><text:s text:c="3"/>794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4895" calcext:value-type="float">
            <text:p><text:s text:c="3"/>4,895</text:p>
          </table:table-cell>
          <table:table-cell table:style-name="ce67" office:value-type="float" office:value="8924" calcext:value-type="float">
            <text:p><text:s text:c="3"/>8,924</text:p>
          </table:table-cell>
          <table:table-cell table:style-name="ce67" office:value-type="float" office:value="8690" calcext:value-type="float">
            <text:p><text:s text:c="3"/>8,690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4527" calcext:value-type="float">
            <text:p><text:s text:c="3"/>4,527</text:p>
          </table:table-cell>
          <table:table-cell table:style-name="ce67" office:value-type="float" office:value="4454" calcext:value-type="float">
            <text:p><text:s text:c="3"/>4,454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1101" calcext:value-type="float">
            <text:p><text:s text:c="3"/>41,101</text:p>
          </table:table-cell>
          <table:table-cell table:style-name="ce68" office:value-type="float" office:value="39269" calcext:value-type="float">
            <text:p><text:s text:c="3"/>39,269</text:p>
          </table:table-cell>
          <table:table-cell table:style-name="ce68" office:value-type="float" office:value="5324" calcext:value-type="float">
            <text:p><text:s text:c="3"/>5,324</text:p>
          </table:table-cell>
          <table:table-cell table:style-name="ce68" office:value-type="float" office:value="10663" calcext:value-type="float">
            <text:p><text:s text:c="3"/>10,663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45" calcext:value-type="float">
            <text:p><text:s text:c="3"/>2,545</text:p>
          </table:table-cell>
          <table:table-cell table:style-name="ce68" table:number-columns-repeated="2"/>
          <table:table-cell table:style-name="ce68" office:value-type="float" office:value="82" calcext:value-type="float">
            <text:p><text:s text:c="3"/>82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292" calcext:value-type="float">
            <text:p><text:s text:c="3"/>48,292</text:p>
          </table:table-cell>
          <table:table-cell table:style-name="ce68" office:value-type="float" office:value="45422" calcext:value-type="float">
            <text:p><text:s text:c="3"/>45,422</text:p>
          </table:table-cell>
          <table:table-cell table:style-name="ce68" office:value-type="float" office:value="5100" calcext:value-type="float">
            <text:p><text:s text:c="3"/>5,100</text:p>
          </table:table-cell>
          <table:table-cell table:style-name="ce68" office:value-type="float" office:value="8039" calcext:value-type="float">
            <text:p><text:s text:c="3"/>8,039</text:p>
          </table:table-cell>
          <table:table-cell table:style-name="ce68" office:value-type="float" office:value="114" calcext:value-type="float">
            <text:p><text:s text:c="3"/>114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50" calcext:value-type="float">
            <text:p><text:s text:c="3"/>2,350</text:p>
          </table:table-cell>
          <table:table-cell table:style-name="ce68" table:number-columns-repeated="2"/>
          <table:table-cell table:style-name="ce68" office:value-type="float" office:value="152" calcext:value-type="float">
            <text:p><text:s text:c="3"/>152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2848" calcext:value-type="float">
            <text:p><text:s text:c="3"/>92,848</text:p>
          </table:table-cell>
          <table:table-cell table:style-name="ce67" office:value-type="float" office:value="90376" calcext:value-type="float">
            <text:p><text:s text:c="3"/>90,376</text:p>
          </table:table-cell>
          <table:table-cell table:style-name="ce67" office:value-type="float" office:value="11643" calcext:value-type="float">
            <text:p><text:s text:c="3"/>11,643</text:p>
          </table:table-cell>
          <table:table-cell table:style-name="ce67" office:value-type="float" office:value="16830" calcext:value-type="float">
            <text:p><text:s text:c="3"/>16,830</text:p>
          </table:table-cell>
          <table:table-cell table:style-name="ce67" office:value-type="float" office:value="324" calcext:value-type="float">
            <text:p><text:s text:c="3"/>324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905" calcext:value-type="float">
            <text:p><text:s text:c="3"/>905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5196" calcext:value-type="float">
            <text:p><text:s text:c="3"/>5,196</text:p>
          </table:table-cell>
          <table:table-cell table:style-name="ce67" office:value-type="float" office:value="5067" calcext:value-type="float">
            <text:p><text:s text:c="3"/>5,067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4723" calcext:value-type="float">
            <text:p><text:s text:c="3"/>4,723</text:p>
          </table:table-cell>
          <table:table-cell table:style-name="ce67" office:value-type="float" office:value="4651" calcext:value-type="float">
            <text:p><text:s text:c="3"/>4,651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94" calcext:value-type="float">
            <text:p><text:s text:c="3"/>43,194</text:p>
          </table:table-cell>
          <table:table-cell table:style-name="ce68" office:value-type="float" office:value="42272" calcext:value-type="float">
            <text:p><text:s text:c="3"/>42,272</text:p>
          </table:table-cell>
          <table:table-cell table:style-name="ce68" office:value-type="float" office:value="6017" calcext:value-type="float">
            <text:p><text:s text:c="3"/>6,017</text:p>
          </table:table-cell>
          <table:table-cell table:style-name="ce68" office:value-type="float" office:value="9652" calcext:value-type="float">
            <text:p><text:s text:c="3"/>9,652</text:p>
          </table:table-cell>
          <table:table-cell table:style-name="ce68" office:value-type="float" office:value="164" calcext:value-type="float">
            <text:p><text:s text:c="3"/>164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60" calcext:value-type="float">
            <text:p><text:s text:c="3"/>460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703" calcext:value-type="float">
            <text:p><text:s text:c="3"/>2,703</text:p>
          </table:table-cell>
          <table:table-cell table:style-name="ce68" table:number-columns-repeated="2"/>
          <table:table-cell table:style-name="ce68" office:value-type="float" office:value="68" calcext:value-type="float">
            <text:p><text:s text:c="3"/>6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654" calcext:value-type="float">
            <text:p><text:s text:c="3"/>49,654</text:p>
          </table:table-cell>
          <table:table-cell table:style-name="ce68" office:value-type="float" office:value="48104" calcext:value-type="float">
            <text:p><text:s text:c="3"/>48,104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7178" calcext:value-type="float">
            <text:p><text:s text:c="3"/>7,17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493" calcext:value-type="float">
            <text:p><text:s text:c="3"/>2,493</text:p>
          </table:table-cell>
          <table:table-cell table:style-name="ce68" table:number-columns-repeated="2"/>
          <table:table-cell table:style-name="ce68" office:value-type="float" office:value="119" calcext:value-type="float">
            <text:p><text:s text:c="3"/>11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10.7041874242628" calcext:value-type="float">
            <text:p>–10.70</text:p>
          </table:table-cell>
          <table:table-cell table:style-name="ce69" office:value-type="float" office:value="-1.36208853575482" calcext:value-type="float">
            <text:p>–1.36</text:p>
          </table:table-cell>
          <table:table-cell table:style-name="ce69" office:value-type="float" office:value="-3.10419440745672" calcext:value-type="float">
            <text:p>–3.10</text:p>
          </table:table-cell>
          <table:table-cell table:style-name="ce69" office:value-type="float" office:value="-1.8029056537721" calcext:value-type="float">
            <text:p>–1.80</text:p>
          </table:table-cell>
          <table:table-cell table:style-name="ce69" office:value-type="float" office:value="-4.14201183431953" calcext:value-type="float">
            <text:p>–4.14</text:p>
          </table:table-cell>
          <table:table-cell table:style-name="ce69" office:value-type="float" office:value="10.752688172043" calcext:value-type="float">
            <text:p>10.75</text:p>
          </table:table-cell>
          <table:table-cell table:style-name="ce69" office:value-type="float" office:value="4.70588235294118" calcext:value-type="float">
            <text:p>4.71</text:p>
          </table:table-cell>
          <table:table-cell table:style-name="ce69" office:value-type="float" office:value="3.42857142857143" calcext:value-type="float">
            <text:p>3.43</text:p>
          </table:table-cell>
          <table:table-cell table:style-name="ce69" office:value-type="float" office:value="40.8333333333333" calcext:value-type="float">
            <text:p>40.83</text:p>
          </table:table-cell>
          <table:table-cell table:style-name="ce69" office:value-type="float" office:value="-3.52766431489046" calcext:value-type="float">
            <text:p>–3.53</text:p>
          </table:table-cell>
          <table:table-cell table:style-name="ce69" office:value-type="float" office:value="-33.5126623802651" calcext:value-type="float">
            <text:p>–33.51</text:p>
          </table:table-cell>
          <table:table-cell table:style-name="ce69" office:value-type="float" office:value="-33.7046596929765" calcext:value-type="float">
            <text:p>–33.70</text:p>
          </table:table-cell>
          <table:table-cell table:style-name="ce69" office:value-type="float" office:value="-28.0769230769231" calcext:value-type="float">
            <text:p>–28.08</text:p>
          </table:table-cell>
          <table:table-cell table:style-name="ce69" office:value-type="float" office:value="-0.92301237675687" calcext:value-type="float">
            <text:p>–0.92</text:p>
          </table:table-cell>
          <table:table-cell table:style-name="ce69" office:value-type="float" office:value="-0.810407336319045" calcext:value-type="float">
            <text:p>–0.81</text:p>
          </table:table-cell>
          <table:table-cell table:style-name="ce69" office:value-type="float" office:value="-7.69230769230769" calcext:value-type="float">
            <text:p>–7.69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10.1771751788388" calcext:value-type="float">
            <text:p>–10.18</text:p>
          </table:table-cell>
          <table:table-cell table:style-name="ce70" office:value-type="float" office:value="-0.421662622788627" calcext:value-type="float">
            <text:p>–0.42</text:p>
          </table:table-cell>
          <table:table-cell table:style-name="ce70" office:value-type="float" office:value="-3.98914951332376" calcext:value-type="float">
            <text:p>–3.99</text:p>
          </table:table-cell>
          <table:table-cell table:style-name="ce70" office:value-type="float" office:value="-3.31563658218972" calcext:value-type="float">
            <text:p>–3.32</text:p>
          </table:table-cell>
          <table:table-cell table:style-name="ce70" office:value-type="float" office:value="-15.0259067357513" calcext:value-type="float">
            <text:p>–15.03</text:p>
          </table:table-cell>
          <table:table-cell table:style-name="ce70" office:value-type="float" office:value="16.4705882352941" calcext:value-type="float">
            <text:p>16.47</text:p>
          </table:table-cell>
          <table:table-cell table:style-name="ce70" office:value-type="float" office:value="-4.54545454545455" calcext:value-type="float">
            <text:p>–4.55</text:p>
          </table:table-cell>
          <table:table-cell table:style-name="ce70" office:value-type="float" office:value="3.1390134529148" calcext:value-type="float">
            <text:p>3.14</text:p>
          </table:table-cell>
          <table:table-cell table:style-name="ce70" office:value-type="float" office:value="56.8965517241379" calcext:value-type="float">
            <text:p>56.90</text:p>
          </table:table-cell>
          <table:table-cell table:style-name="ce70" office:value-type="float" office:value="-0.989010989010989" calcext:value-type="float">
            <text:p>–0.99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5.2747252747253" calcext:value-type="float">
            <text:p>–25.2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3.0769230769231" calcext:value-type="float">
            <text:p>–23.08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11.1576310610127" calcext:value-type="float">
            <text:p>–11.16</text:p>
          </table:table-cell>
          <table:table-cell table:style-name="ce71" office:value-type="float" office:value="-2.17395725296402" calcext:value-type="float">
            <text:p>–2.17</text:p>
          </table:table-cell>
          <table:table-cell table:style-name="ce71" office:value-type="float" office:value="-2.13950252217777" calcext:value-type="float">
            <text:p>–2.14</text:p>
          </table:table-cell>
          <table:table-cell table:style-name="ce71" office:value-type="float" office:value="0.307434320849637" calcext:value-type="float">
            <text:p>0.31</text:p>
          </table:table-cell>
          <table:table-cell table:style-name="ce71" office:value-type="float" office:value="10.3448275862069" calcext:value-type="float">
            <text:p>10.34</text:p>
          </table:table-cell>
          <table:table-cell table:style-name="ce71" office:value-type="float" office:value="5.94059405940594" calcext:value-type="float">
            <text:p>5.94</text:p>
          </table:table-cell>
          <table:table-cell table:style-name="ce71" office:value-type="float" office:value="14.6341463414634" calcext:value-type="float">
            <text:p>14.63</text:p>
          </table:table-cell>
          <table:table-cell table:style-name="ce71" office:value-type="float" office:value="3.72960372960373" calcext:value-type="float">
            <text:p>3.73</text:p>
          </table:table-cell>
          <table:table-cell table:style-name="ce71" office:value-type="float" office:value="25.8064516129032" calcext:value-type="float">
            <text:p>25.81</text:p>
          </table:table-cell>
          <table:table-cell table:style-name="ce71" office:value-type="float" office:value="-6.13704819277108" calcext:value-type="float">
            <text:p>–6.14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29.585798816568" calcext:value-type="float">
            <text:p>–29.5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3.86495586902778" calcext:value-type="float">
            <text:p>3.86</text:p>
          </table:table-cell>
          <table:table-cell table:style-name="ce70" office:value-type="float" office:value="6.71263770648593" calcext:value-type="float">
            <text:p>6.71</text:p>
          </table:table-cell>
          <table:table-cell table:style-name="ce70" office:value-type="float" office:value="11.6941673062164" calcext:value-type="float">
            <text:p>11.69</text:p>
          </table:table-cell>
          <table:table-cell table:style-name="ce70" office:value-type="float" office:value="-10.009624639076" calcext:value-type="float">
            <text:p>–10.01</text:p>
          </table:table-cell>
          <table:table-cell table:style-name="ce70" office:value-type="float" office:value="35.5648535564854" calcext:value-type="float">
            <text:p>35.56</text:p>
          </table:table-cell>
          <table:table-cell table:style-name="ce70" office:value-type="float" office:value="26.3803680981595" calcext:value-type="float">
            <text:p>26.38</text:p>
          </table:table-cell>
          <table:table-cell table:style-name="ce70" office:value-type="float" office:value="14.1025641025641" calcext:value-type="float">
            <text:p>14.10</text:p>
          </table:table-cell>
          <table:table-cell table:style-name="ce70" office:value-type="float" office:value="13.9798488664987" calcext:value-type="float">
            <text:p>13.98</text:p>
          </table:table-cell>
          <table:table-cell table:style-name="ce70" office:value-type="float" office:value="60.952380952381" calcext:value-type="float">
            <text:p>60.95</text:p>
          </table:table-cell>
          <table:table-cell table:style-name="ce70" office:value-type="float" office:value="6.1491317671093" calcext:value-type="float">
            <text:p>6.15</text:p>
          </table:table-cell>
          <table:table-cell table:style-name="ce70" office:value-type="float" office:value="-43.2205289108023" calcext:value-type="float">
            <text:p>–43.22</text:p>
          </table:table-cell>
          <table:table-cell table:style-name="ce70" office:value-type="float" office:value="-43.843498273878" calcext:value-type="float">
            <text:p>–43.84</text:p>
          </table:table-cell>
          <table:table-cell table:style-name="ce70" office:value-type="float" office:value="-20.0854700854701" calcext:value-type="float">
            <text:p>–20.09</text:p>
          </table:table-cell>
          <table:table-cell table:style-name="ce70" office:value-type="float" office:value="4.32957808703336" calcext:value-type="float">
            <text:p>4.33</text:p>
          </table:table-cell>
          <table:table-cell table:style-name="ce70" office:value-type="float" office:value="4.42299057027391" calcext:value-type="float">
            <text:p>4.42</text:p>
          </table:table-cell>
          <table:table-cell table:style-name="ce70" office:value-type="float" office:value="-1.36986301369863" calcext:value-type="float">
            <text:p>–1.37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5.0923335198657" calcext:value-type="float">
            <text:p>5.09</text:p>
          </table:table-cell>
          <table:table-cell table:style-name="ce70" office:value-type="float" office:value="7.64725355878683" calcext:value-type="float">
            <text:p>7.65</text:p>
          </table:table-cell>
          <table:table-cell table:style-name="ce70" office:value-type="float" office:value="13.0165289256198" calcext:value-type="float">
            <text:p>13.02</text:p>
          </table:table-cell>
          <table:table-cell table:style-name="ce70" office:value-type="float" office:value="-9.48138422582763" calcext:value-type="float">
            <text:p>–9.48</text:p>
          </table:table-cell>
          <table:table-cell table:style-name="ce70" office:value-type="float" office:value="31.2" calcext:value-type="float">
            <text:p>31.20</text:p>
          </table:table-cell>
          <table:table-cell table:style-name="ce70" office:value-type="float" office:value="47.7611940298507" calcext:value-type="float">
            <text:p>47.76</text:p>
          </table:table-cell>
          <table:table-cell table:style-name="ce70" office:value-type="float" office:value="20" calcext:value-type="float">
            <text:p>20.00</text:p>
          </table:table-cell>
          <table:table-cell table:style-name="ce70" office:value-type="float" office:value="15.8690176322418" calcext:value-type="float">
            <text:p>15.87</text:p>
          </table:table-cell>
          <table:table-cell table:style-name="ce70" office:value-type="float" office:value="51.6666666666667" calcext:value-type="float">
            <text:p>51.67</text:p>
          </table:table-cell>
          <table:table-cell table:style-name="ce70" office:value-type="float" office:value="6.20825147347741" calcext:value-type="float">
            <text:p>6.21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7.0731707317073" calcext:value-type="float">
            <text:p>–17.0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42.8571428571429" calcext:value-type="float">
            <text:p>42.86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2.8203429139402" calcext:value-type="float">
            <text:p>2.82</text:p>
          </table:table-cell>
          <table:table-cell table:style-name="ce71" office:value-type="float" office:value="5.90462771344282" calcext:value-type="float">
            <text:p>5.90</text:p>
          </table:table-cell>
          <table:table-cell table:style-name="ce71" office:value-type="float" office:value="10.3137254901961" calcext:value-type="float">
            <text:p>10.31</text:p>
          </table:table-cell>
          <table:table-cell table:style-name="ce71" office:value-type="float" office:value="-10.7102873491728" calcext:value-type="float">
            <text:p>–10.71</text:p>
          </table:table-cell>
          <table:table-cell table:style-name="ce71" office:value-type="float" office:value="40.3508771929825" calcext:value-type="float">
            <text:p>40.35</text:p>
          </table:table-cell>
          <table:table-cell table:style-name="ce71" office:value-type="float" office:value="11.4583333333333" calcext:value-type="float">
            <text:p>11.46</text:p>
          </table:table-cell>
          <table:table-cell table:style-name="ce71" office:value-type="float" office:value="9.30232558139535" calcext:value-type="float">
            <text:p>9.30</text:p>
          </table:table-cell>
          <table:table-cell table:style-name="ce71" office:value-type="float" office:value="12.0906801007557" calcext:value-type="float">
            <text:p>12.09</text:p>
          </table:table-cell>
          <table:table-cell table:style-name="ce71" office:value-type="float" office:value="73.3333333333333" calcext:value-type="float">
            <text:p>73.33</text:p>
          </table:table-cell>
          <table:table-cell table:style-name="ce71" office:value-type="float" office:value="6.08510638297872" calcext:value-type="float">
            <text:p>6.0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21.7105263157895" calcext:value-type="float">
            <text:p>–21.7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1.864406779661" calcext:value-type="float">
            <text:p>–11.86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4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3 年 8 月 份" calcext:value-type="string" table:number-columns-spanned="8" table:number-rows-spanned="1">
              <text:p><text:s/>中 華 民 國 113 年 8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2848" calcext:value-type="float">
            <text:p>92,848</text:p>
          </table:table-cell>
          <table:table-cell table:style-name="ce56" office:value-type="float" office:value="90376" calcext:value-type="float">
            <text:p>90,376</text:p>
          </table:table-cell>
          <table:table-cell table:style-name="ce56" office:value-type="float" office:value="11643" calcext:value-type="float">
            <text:p>11,643</text:p>
          </table:table-cell>
          <table:table-cell table:style-name="ce56" office:value-type="float" office:value="16830" calcext:value-type="float">
            <text:p>16,830</text:p>
          </table:table-cell>
          <table:table-cell table:style-name="ce56" office:value-type="float" office:value="324" calcext:value-type="float">
            <text:p>324</text:p>
          </table:table-cell>
          <table:table-cell table:style-name="ce56" office:value-type="float" office:value="206" calcext:value-type="float">
            <text:p>206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905" calcext:value-type="float">
            <text:p>905</text:p>
          </table:table-cell>
          <table:table-cell table:style-name="ce56" office:value-type="float" office:value="169" calcext:value-type="float">
            <text:p>169</text:p>
          </table:table-cell>
          <table:table-cell table:style-name="ce56" office:value-type="float" office:value="5196" calcext:value-type="float">
            <text:p>5,196</text:p>
          </table:table-cell>
          <table:table-cell table:style-name="ce56" office:value-type="float" office:value="5067" calcext:value-type="float">
            <text:p>5,067</text:p>
          </table:table-cell>
          <table:table-cell table:style-name="ce56" office:value-type="float" office:value="4880" calcext:value-type="float">
            <text:p>4,880</text:p>
          </table:table-cell>
          <table:table-cell table:style-name="ce56" office:value-type="float" office:value="187" calcext:value-type="float">
            <text:p>187</text:p>
          </table:table-cell>
          <table:table-cell table:style-name="ce56" office:value-type="float" office:value="4723" calcext:value-type="float">
            <text:p>4,723</text:p>
          </table:table-cell>
          <table:table-cell table:style-name="ce56" office:value-type="float" office:value="4651" calcext:value-type="float">
            <text:p>4,651</text:p>
          </table:table-cell>
          <table:table-cell table:style-name="ce90" office:value-type="float" office:value="72" calcext:value-type="float">
            <text:p>7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3194" calcext:value-type="float">
            <text:p>43,194</text:p>
          </table:table-cell>
          <table:table-cell table:style-name="ce56" office:value-type="float" office:value="42272" calcext:value-type="float">
            <text:p>42,272</text:p>
          </table:table-cell>
          <table:table-cell table:style-name="ce56" office:value-type="float" office:value="6017" calcext:value-type="float">
            <text:p>6,017</text:p>
          </table:table-cell>
          <table:table-cell table:style-name="ce56" office:value-type="float" office:value="9652" calcext:value-type="float">
            <text:p>9,652</text:p>
          </table:table-cell>
          <table:table-cell table:style-name="ce56" office:value-type="float" office:value="164" calcext:value-type="float">
            <text:p>164</text:p>
          </table:table-cell>
          <table:table-cell table:style-name="ce56" office:value-type="float" office:value="99" calcext:value-type="float">
            <text:p>99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60" calcext:value-type="float">
            <text:p>460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2703" calcext:value-type="float">
            <text:p>2,703</text:p>
          </table:table-cell>
          <table:table-cell table:style-name="ce56" table:number-columns-repeated="2"/>
          <table:table-cell table:style-name="ce56" office:value-type="float" office:value="68" calcext:value-type="float">
            <text:p>68</text:p>
          </table:table-cell>
          <table:table-cell table:style-name="ce56" table:number-columns-repeated="2"/>
          <table:table-cell table:style-name="ce90" office:value-type="float" office:value="20" calcext:value-type="float">
            <text:p>2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9654" calcext:value-type="float">
            <text:p>49,654</text:p>
          </table:table-cell>
          <table:table-cell table:style-name="ce57" office:value-type="float" office:value="48104" calcext:value-type="float">
            <text:p>48,104</text:p>
          </table:table-cell>
          <table:table-cell table:style-name="ce57" office:value-type="float" office:value="5626" calcext:value-type="float">
            <text:p>5,626</text:p>
          </table:table-cell>
          <table:table-cell table:style-name="ce57" office:value-type="float" office:value="7178" calcext:value-type="float">
            <text:p>7,178</text:p>
          </table:table-cell>
          <table:table-cell table:style-name="ce57" office:value-type="float" office:value="160" calcext:value-type="float">
            <text:p>160</text:p>
          </table:table-cell>
          <table:table-cell table:style-name="ce57" office:value-type="float" office:value="107" calcext:value-type="float">
            <text:p>107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445" calcext:value-type="float">
            <text:p>445</text:p>
          </table:table-cell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2493" calcext:value-type="float">
            <text:p>2,493</text:p>
          </table:table-cell>
          <table:table-cell table:style-name="ce57" table:number-columns-repeated="2"/>
          <table:table-cell table:style-name="ce57" office:value-type="float" office:value="119" calcext:value-type="float">
            <text:p>119</text:p>
          </table:table-cell>
          <table:table-cell table:style-name="ce57" table:number-columns-repeated="2"/>
          <table:table-cell table:style-name="ce91" office:value-type="float" office:value="52" calcext:value-type="float">
            <text:p>5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6616" calcext:value-type="float">
            <text:p>16,616</text:p>
          </table:table-cell>
          <table:table-cell table:style-name="ce56" office:value-type="float" office:value="14841" calcext:value-type="float">
            <text:p>14,841</text:p>
          </table:table-cell>
          <table:table-cell table:style-name="ce56" office:value-type="float" office:value="1345" calcext:value-type="float">
            <text:p>1,345</text:p>
          </table:table-cell>
          <table:table-cell table:style-name="ce56" office:value-type="float" office:value="2500" calcext:value-type="float">
            <text:p>2,500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0" calcext:value-type="float">
            <text:p>130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780" calcext:value-type="float">
            <text:p>780</text:p>
          </table:table-cell>
          <table:table-cell table:style-name="ce56" office:value-type="float" office:value="924" calcext:value-type="float">
            <text:p>924</text:p>
          </table:table-cell>
          <table:table-cell table:style-name="ce56" office:value-type="float" office:value="887" calcext:value-type="float">
            <text:p>887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818" calcext:value-type="float">
            <text:p>818</text:p>
          </table:table-cell>
          <table:table-cell table:style-name="ce56" office:value-type="float" office:value="809" calcext:value-type="float">
            <text:p>809</text:p>
          </table:table-cell>
          <table:table-cell table:style-name="ce90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728" calcext:value-type="float">
            <text:p>7,728</text:p>
          </table:table-cell>
          <table:table-cell table:style-name="ce56" office:value-type="float" office:value="6896" calcext:value-type="float">
            <text:p>6,896</text:p>
          </table:table-cell>
          <table:table-cell table:style-name="ce56" office:value-type="float" office:value="688" calcext:value-type="float">
            <text:p>688</text:p>
          </table:table-cell>
          <table:table-cell table:style-name="ce56" office:value-type="float" office:value="1440" calcext:value-type="float">
            <text:p>1,44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392" calcext:value-type="float">
            <text:p>392</text:p>
          </table:table-cell>
          <table:table-cell table:style-name="ce56" table:number-columns-repeated="2"/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8888" calcext:value-type="float">
            <text:p>8,888</text:p>
          </table:table-cell>
          <table:table-cell table:style-name="ce57" office:value-type="float" office:value="7945" calcext:value-type="float">
            <text:p>7,945</text:p>
          </table:table-cell>
          <table:table-cell table:style-name="ce57" office:value-type="float" office:value="657" calcext:value-type="float">
            <text:p>657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88" calcext:value-type="float">
            <text:p>388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879" calcext:value-type="float">
            <text:p>10,879</text:p>
          </table:table-cell>
          <table:table-cell table:style-name="ce56" office:value-type="float" office:value="13397" calcext:value-type="float">
            <text:p>13,397</text:p>
          </table:table-cell>
          <table:table-cell table:style-name="ce56" office:value-type="float" office:value="1503" calcext:value-type="float">
            <text:p>1,503</text:p>
          </table:table-cell>
          <table:table-cell table:style-name="ce56" office:value-type="float" office:value="1623" calcext:value-type="float">
            <text:p>1,623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375" calcext:value-type="float">
            <text:p>375</text:p>
          </table:table-cell>
          <table:table-cell table:style-name="ce56" office:value-type="float" office:value="622" calcext:value-type="float">
            <text:p>622</text:p>
          </table:table-cell>
          <table:table-cell table:style-name="ce56" office:value-type="float" office:value="601" calcext:value-type="float">
            <text:p>601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399" calcext:value-type="float">
            <text:p>399</text:p>
          </table:table-cell>
          <table:table-cell table:style-name="ce56" office:value-type="float" office:value="395" calcext:value-type="float">
            <text:p>395</text:p>
          </table:table-cell>
          <table:table-cell table:style-name="ce90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16" calcext:value-type="float">
            <text:p>5,016</text:p>
          </table:table-cell>
          <table:table-cell table:style-name="ce56" office:value-type="float" office:value="6370" calcext:value-type="float">
            <text:p>6,370</text:p>
          </table:table-cell>
          <table:table-cell table:style-name="ce56" office:value-type="float" office:value="767" calcext:value-type="float">
            <text:p>767</text:p>
          </table:table-cell>
          <table:table-cell table:style-name="ce56" office:value-type="float" office:value="859" calcext:value-type="float">
            <text:p>859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07" calcext:value-type="float">
            <text:p>207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863" calcext:value-type="float">
            <text:p>5,863</text:p>
          </table:table-cell>
          <table:table-cell table:style-name="ce57" office:value-type="float" office:value="7027" calcext:value-type="float">
            <text:p>7,027</text:p>
          </table:table-cell>
          <table:table-cell table:style-name="ce57" office:value-type="float" office:value="736" calcext:value-type="float">
            <text:p>736</text:p>
          </table:table-cell>
          <table:table-cell table:style-name="ce57" office:value-type="float" office:value="764" calcext:value-type="float">
            <text:p>764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68" calcext:value-type="float">
            <text:p>168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10258" calcext:value-type="float">
            <text:p>10,258</text:p>
          </table:table-cell>
          <table:table-cell table:style-name="ce56" office:value-type="float" office:value="8426" calcext:value-type="float">
            <text:p>8,426</text:p>
          </table:table-cell>
          <table:table-cell table:style-name="ce56" office:value-type="float" office:value="1447" calcext:value-type="float">
            <text:p>1,447</text:p>
          </table:table-cell>
          <table:table-cell table:style-name="ce56" office:value-type="float" office:value="1327" calcext:value-type="float">
            <text:p>1,327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661" calcext:value-type="float">
            <text:p>661</text:p>
          </table:table-cell>
          <table:table-cell table:style-name="ce56" office:value-type="float" office:value="561" calcext:value-type="float">
            <text:p>561</text:p>
          </table:table-cell>
          <table:table-cell table:style-name="ce56" office:value-type="float" office:value="541" calcext:value-type="float">
            <text:p>54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565" calcext:value-type="float">
            <text:p>565</text:p>
          </table:table-cell>
          <table:table-cell table:style-name="ce56" office:value-type="float" office:value="555" calcext:value-type="float">
            <text:p>555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794" calcext:value-type="float">
            <text:p>4,794</text:p>
          </table:table-cell>
          <table:table-cell table:style-name="ce56" office:value-type="float" office:value="3945" calcext:value-type="float">
            <text:p>3,945</text:p>
          </table:table-cell>
          <table:table-cell table:style-name="ce56" office:value-type="float" office:value="754" calcext:value-type="float">
            <text:p>754</text:p>
          </table:table-cell>
          <table:table-cell table:style-name="ce56" office:value-type="float" office:value="797" calcext:value-type="float">
            <text:p>797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36" calcext:value-type="float">
            <text:p>336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464" calcext:value-type="float">
            <text:p>5,464</text:p>
          </table:table-cell>
          <table:table-cell table:style-name="ce57" office:value-type="float" office:value="4481" calcext:value-type="float">
            <text:p>4,481</text:p>
          </table:table-cell>
          <table:table-cell table:style-name="ce57" office:value-type="float" office:value="693" calcext:value-type="float">
            <text:p>693</text:p>
          </table:table-cell>
          <table:table-cell table:style-name="ce57" office:value-type="float" office:value="530" calcext:value-type="float">
            <text:p>53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91" office:value-type="float" office:value="9" calcext:value-type="float">
            <text:p>9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683" calcext:value-type="float">
            <text:p>12,683</text:p>
          </table:table-cell>
          <table:table-cell table:style-name="ce56" office:value-type="float" office:value="11416" calcext:value-type="float">
            <text:p>11,416</text:p>
          </table:table-cell>
          <table:table-cell table:style-name="ce56" office:value-type="float" office:value="1389" calcext:value-type="float">
            <text:p>1,389</text:p>
          </table:table-cell>
          <table:table-cell table:style-name="ce56" office:value-type="float" office:value="1639" calcext:value-type="float">
            <text:p>1,63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4" calcext:value-type="float">
            <text:p>104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688" calcext:value-type="float">
            <text:p>688</text:p>
          </table:table-cell>
          <table:table-cell table:style-name="ce56" office:value-type="float" office:value="598" calcext:value-type="float">
            <text:p>598</text:p>
          </table:table-cell>
          <table:table-cell table:style-name="ce56" office:value-type="float" office:value="577" calcext:value-type="float">
            <text:p>577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584" calcext:value-type="float">
            <text:p>584</text:p>
          </table:table-cell>
          <table:table-cell table:style-name="ce56" office:value-type="float" office:value="573" calcext:value-type="float">
            <text:p>573</text:p>
          </table:table-cell>
          <table:table-cell table:style-name="ce90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762" calcext:value-type="float">
            <text:p>5,762</text:p>
          </table:table-cell>
          <table:table-cell table:style-name="ce56" office:value-type="float" office:value="5213" calcext:value-type="float">
            <text:p>5,213</text:p>
          </table:table-cell>
          <table:table-cell table:style-name="ce56" office:value-type="float" office:value="707" calcext:value-type="float">
            <text:p>707</text:p>
          </table:table-cell>
          <table:table-cell table:style-name="ce56" office:value-type="float" office:value="930" calcext:value-type="float">
            <text:p>93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45" calcext:value-type="float">
            <text:p>345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921" calcext:value-type="float">
            <text:p>6,921</text:p>
          </table:table-cell>
          <table:table-cell table:style-name="ce57" office:value-type="float" office:value="6203" calcext:value-type="float">
            <text:p>6,203</text:p>
          </table:table-cell>
          <table:table-cell table:style-name="ce57" office:value-type="float" office:value="682" calcext:value-type="float">
            <text:p>682</text:p>
          </table:table-cell>
          <table:table-cell table:style-name="ce57" office:value-type="float" office:value="709" calcext:value-type="float">
            <text:p>709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43" calcext:value-type="float">
            <text:p>343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7028" calcext:value-type="float">
            <text:p>7,028</text:p>
          </table:table-cell>
          <table:table-cell table:style-name="ce56" office:value-type="float" office:value="6371" calcext:value-type="float">
            <text:p>6,371</text:p>
          </table:table-cell>
          <table:table-cell table:style-name="ce56" office:value-type="float" office:value="799" calcext:value-type="float">
            <text:p>799</text:p>
          </table:table-cell>
          <table:table-cell table:style-name="ce56" office:value-type="float" office:value="1531" calcext:value-type="float">
            <text:p>1,531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82" calcext:value-type="float">
            <text:p>8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99" calcext:value-type="float">
            <text:p>399</text:p>
          </table:table-cell>
          <table:table-cell table:style-name="ce56" office:value-type="float" office:value="367" calcext:value-type="float">
            <text:p>367</text:p>
          </table:table-cell>
          <table:table-cell table:style-name="ce56" office:value-type="float" office:value="351" calcext:value-type="float">
            <text:p>351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341" calcext:value-type="float">
            <text:p>341</text:p>
          </table:table-cell>
          <table:table-cell table:style-name="ce56" office:value-type="float" office:value="336" calcext:value-type="float">
            <text:p>336</text:p>
          </table:table-cell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3298" calcext:value-type="float">
            <text:p>3,298</text:p>
          </table:table-cell>
          <table:table-cell table:style-name="ce56" office:value-type="float" office:value="2976" calcext:value-type="float">
            <text:p>2,976</text:p>
          </table:table-cell>
          <table:table-cell table:style-name="ce56" office:value-type="float" office:value="414" calcext:value-type="float">
            <text:p>414</text:p>
          </table:table-cell>
          <table:table-cell table:style-name="ce56" office:value-type="float" office:value="860" calcext:value-type="float">
            <text:p>86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730" calcext:value-type="float">
            <text:p>3,730</text:p>
          </table:table-cell>
          <table:table-cell table:style-name="ce57" office:value-type="float" office:value="3395" calcext:value-type="float">
            <text:p>3,395</text:p>
          </table:table-cell>
          <table:table-cell table:style-name="ce57" office:value-type="float" office:value="385" calcext:value-type="float">
            <text:p>385</text:p>
          </table:table-cell>
          <table:table-cell table:style-name="ce57" office:value-type="float" office:value="671" calcext:value-type="float">
            <text:p>67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85" calcext:value-type="float">
            <text:p>185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1554" calcext:value-type="float">
            <text:p>11,554</text:p>
          </table:table-cell>
          <table:table-cell table:style-name="ce56" office:value-type="float" office:value="11333" calcext:value-type="float">
            <text:p>11,333</text:p>
          </table:table-cell>
          <table:table-cell table:style-name="ce56" office:value-type="float" office:value="1333" calcext:value-type="float">
            <text:p>1,333</text:p>
          </table:table-cell>
          <table:table-cell table:style-name="ce56" office:value-type="float" office:value="2130" calcext:value-type="float">
            <text:p>2,130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626" calcext:value-type="float">
            <text:p>626</text:p>
          </table:table-cell>
          <table:table-cell table:style-name="ce56" office:value-type="float" office:value="574" calcext:value-type="float">
            <text:p>574</text:p>
          </table:table-cell>
          <table:table-cell table:style-name="ce56" office:value-type="float" office:value="555" calcext:value-type="float">
            <text:p>555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579" calcext:value-type="float">
            <text:p>579</text:p>
          </table:table-cell>
          <table:table-cell table:style-name="ce56" office:value-type="float" office:value="569" calcext:value-type="float">
            <text:p>569</text:p>
          </table:table-cell>
          <table:table-cell table:style-name="ce90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364" calcext:value-type="float">
            <text:p>5,364</text:p>
          </table:table-cell>
          <table:table-cell table:style-name="ce56" office:value-type="float" office:value="5340" calcext:value-type="float">
            <text:p>5,340</text:p>
          </table:table-cell>
          <table:table-cell table:style-name="ce56" office:value-type="float" office:value="704" calcext:value-type="float">
            <text:p>704</text:p>
          </table:table-cell>
          <table:table-cell table:style-name="ce56" office:value-type="float" office:value="1246" calcext:value-type="float">
            <text:p>1,246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50" calcext:value-type="float">
            <text:p>350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190" calcext:value-type="float">
            <text:p>6,190</text:p>
          </table:table-cell>
          <table:table-cell table:style-name="ce57" office:value-type="float" office:value="5993" calcext:value-type="float">
            <text:p>5,993</text:p>
          </table:table-cell>
          <table:table-cell table:style-name="ce57" office:value-type="float" office:value="629" calcext:value-type="float">
            <text:p>629</text:p>
          </table:table-cell>
          <table:table-cell table:style-name="ce57" office:value-type="float" office:value="884" calcext:value-type="float">
            <text:p>884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76" calcext:value-type="float">
            <text:p>276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3155" calcext:value-type="float">
            <text:p>23,155</text:p>
          </table:table-cell>
          <table:table-cell table:style-name="ce56" office:value-type="float" office:value="23814" calcext:value-type="float">
            <text:p>23,814</text:p>
          </table:table-cell>
          <table:table-cell table:style-name="ce56" office:value-type="float" office:value="3757" calcext:value-type="float">
            <text:p>3,757</text:p>
          </table:table-cell>
          <table:table-cell table:style-name="ce56" office:value-type="float" office:value="5982" calcext:value-type="float">
            <text:p>5,982</text:p>
          </table:table-cell>
          <table:table-cell table:style-name="ce56" office:value-type="float" office:value="93" calcext:value-type="float">
            <text:p>9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20" calcext:value-type="float">
            <text:p>320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1641" calcext:value-type="float">
            <text:p>1,641</text:p>
          </table:table-cell>
          <table:table-cell table:style-name="ce56" office:value-type="float" office:value="1392" calcext:value-type="float">
            <text:p>1,392</text:p>
          </table:table-cell>
          <table:table-cell table:style-name="ce56" office:value-type="float" office:value="1340" calcext:value-type="float">
            <text:p>1,340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1412" calcext:value-type="float">
            <text:p>1,412</text:p>
          </table:table-cell>
          <table:table-cell table:style-name="ce56" office:value-type="float" office:value="1389" calcext:value-type="float">
            <text:p>1,389</text:p>
          </table:table-cell>
          <table:table-cell table:style-name="ce90" office:value-type="float" office:value="23" calcext:value-type="float">
            <text:p>2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0868" calcext:value-type="float">
            <text:p>10,868</text:p>
          </table:table-cell>
          <table:table-cell table:style-name="ce56" office:value-type="float" office:value="11128" calcext:value-type="float">
            <text:p>11,128</text:p>
          </table:table-cell>
          <table:table-cell table:style-name="ce56" office:value-type="float" office:value="1945" calcext:value-type="float">
            <text:p>1,945</text:p>
          </table:table-cell>
          <table:table-cell table:style-name="ce56" office:value-type="float" office:value="3465" calcext:value-type="float">
            <text:p>3,465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61" calcext:value-type="float">
            <text:p>161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849" calcext:value-type="float">
            <text:p>849</text:p>
          </table:table-cell>
          <table:table-cell table:style-name="ce56" table:number-columns-repeated="2"/>
          <table:table-cell table:style-name="ce56" office:value-type="float" office:value="22" calcext:value-type="float">
            <text:p>22</text:p>
          </table:table-cell>
          <table:table-cell table:style-name="ce56" table:number-columns-repeated="2"/>
          <table:table-cell table:style-name="ce90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2287" calcext:value-type="float">
            <text:p>12,287</text:p>
          </table:table-cell>
          <table:table-cell table:style-name="ce57" office:value-type="float" office:value="12686" calcext:value-type="float">
            <text:p>12,686</text:p>
          </table:table-cell>
          <table:table-cell table:style-name="ce57" office:value-type="float" office:value="1812" calcext:value-type="float">
            <text:p>1,812</text:p>
          </table:table-cell>
          <table:table-cell table:style-name="ce57" office:value-type="float" office:value="2517" calcext:value-type="float">
            <text:p>2,517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59" calcext:value-type="float">
            <text:p>159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792" calcext:value-type="float">
            <text:p>792</text:p>
          </table:table-cell>
          <table:table-cell table:style-name="ce57" table:number-columns-repeated="2"/>
          <table:table-cell table:style-name="ce57" office:value-type="float" office:value="30" calcext:value-type="float">
            <text:p>30</text:p>
          </table:table-cell>
          <table:table-cell table:style-name="ce57" table:number-columns-repeated="2"/>
          <table:table-cell table:style-name="ce91" office:value-type="float" office:value="13" calcext:value-type="float">
            <text:p>1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64" calcext:value-type="float">
            <text:p>2,064</text:p>
          </table:table-cell>
          <table:table-cell table:style-name="ce138" office:value-type="float" office:value="1858" calcext:value-type="float">
            <text:p>1,858</text:p>
          </table:table-cell>
          <table:table-cell table:style-name="ce138" office:value-type="float" office:value="224" calcext:value-type="float">
            <text:p>224</text:p>
          </table:table-cell>
          <table:table-cell table:style-name="ce138" office:value-type="float" office:value="364" calcext:value-type="float">
            <text:p>364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4" calcext:value-type="float">
            <text:p>114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72" calcext:value-type="float">
            <text:p>972</text:p>
          </table:table-cell>
          <table:table-cell table:style-name="ce85" office:value-type="float" office:value="891" calcext:value-type="float">
            <text:p>891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203" calcext:value-type="float">
            <text:p>20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7" calcext:value-type="float">
            <text:p>57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92" calcext:value-type="float">
            <text:p>1,092</text:p>
          </table:table-cell>
          <table:table-cell table:style-name="ce87" office:value-type="float" office:value="967" calcext:value-type="float">
            <text:p>967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float" office:value="161" calcext:value-type="float">
            <text:p>161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7" calcext:value-type="float">
            <text:p>57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421" calcext:value-type="float">
            <text:p>2,421</text:p>
          </table:table-cell>
          <table:table-cell table:style-name="ce138" office:value-type="float" office:value="1966" calcext:value-type="float">
            <text:p>1,966</text:p>
          </table:table-cell>
          <table:table-cell table:style-name="ce138" office:value-type="float" office:value="320" calcext:value-type="float">
            <text:p>320</text:p>
          </table:table-cell>
          <table:table-cell table:style-name="ce138" office:value-type="float" office:value="380" calcext:value-type="float">
            <text:p>380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9" calcext:value-type="float">
            <text:p>9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8" calcext:value-type="float">
            <text:p>158</text:p>
          </table:table-cell>
          <table:table-cell table:style-name="ce85" office:value-type="float" office:value="143" calcext:value-type="float">
            <text:p>143</text:p>
          </table:table-cell>
          <table:table-cell table:style-name="ce85" office:value-type="float" office:value="136" calcext:value-type="float">
            <text:p>13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21" calcext:value-type="float">
            <text:p>121</text:p>
          </table:table-cell>
          <table:table-cell table:style-name="ce85" office:value-type="float" office:value="120" calcext:value-type="float">
            <text:p>120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82" calcext:value-type="float">
            <text:p>1,182</text:p>
          </table:table-cell>
          <table:table-cell table:style-name="ce85" office:value-type="float" office:value="908" calcext:value-type="float">
            <text:p>908</text:p>
          </table:table-cell>
          <table:table-cell table:style-name="ce85" office:value-type="float" office:value="159" calcext:value-type="float">
            <text:p>159</text:p>
          </table:table-cell>
          <table:table-cell table:style-name="ce85" office:value-type="float" office:value="231" calcext:value-type="float">
            <text:p>23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87" calcext:value-type="float">
            <text:p>87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39" calcext:value-type="float">
            <text:p>1,239</text:p>
          </table:table-cell>
          <table:table-cell table:style-name="ce87" office:value-type="float" office:value="1058" calcext:value-type="float">
            <text:p>1,058</text:p>
          </table:table-cell>
          <table:table-cell table:style-name="ce87" office:value-type="float" office:value="161" calcext:value-type="float">
            <text:p>161</text:p>
          </table:table-cell>
          <table:table-cell table:style-name="ce87" office:value-type="float" office:value="149" calcext:value-type="float">
            <text:p>149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1" calcext:value-type="float">
            <text:p>71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41" calcext:value-type="float">
            <text:p>1,641</text:p>
          </table:table-cell>
          <table:table-cell table:style-name="ce138" office:value-type="float" office:value="1490" calcext:value-type="float">
            <text:p>1,490</text:p>
          </table:table-cell>
          <table:table-cell table:style-name="ce138" office:value-type="float" office:value="196" calcext:value-type="float">
            <text:p>196</text:p>
          </table:table-cell>
          <table:table-cell table:style-name="ce138" office:value-type="float" office:value="462" calcext:value-type="float">
            <text:p>46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7" calcext:value-type="float">
            <text:p>7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28" calcext:value-type="float">
            <text:p>128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10" calcext:value-type="float">
            <text:p>110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63" calcext:value-type="float">
            <text:p>763</text:p>
          </table:table-cell>
          <table:table-cell table:style-name="ce85" office:value-type="float" office:value="693" calcext:value-type="float">
            <text:p>693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282" calcext:value-type="float">
            <text:p>28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60" calcext:value-type="float">
            <text:p>6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78" calcext:value-type="float">
            <text:p>878</text:p>
          </table:table-cell>
          <table:table-cell table:style-name="ce87" office:value-type="float" office:value="797" calcext:value-type="float">
            <text:p>797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float" office:value="180" calcext:value-type="float">
            <text:p>180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68" calcext:value-type="float">
            <text:p>6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941" calcext:value-type="float">
            <text:p>2,941</text:p>
          </table:table-cell>
          <table:table-cell table:style-name="ce138" office:value-type="float" office:value="3865" calcext:value-type="float">
            <text:p>3,865</text:p>
          </table:table-cell>
          <table:table-cell table:style-name="ce138" office:value-type="float" office:value="715" calcext:value-type="float">
            <text:p>715</text:p>
          </table:table-cell>
          <table:table-cell table:style-name="ce138" office:value-type="float" office:value="956" calcext:value-type="float">
            <text:p>956</text:p>
          </table:table-cell>
          <table:table-cell table:style-name="ce138" office:value-type="float" office:value="19" calcext:value-type="float">
            <text:p>19</text:p>
          </table:table-cell>
          <table:table-cell table:style-name="ce138" office:value-type="float" office:value="13" calcext:value-type="float">
            <text:p>1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43" calcext:value-type="float">
            <text:p>43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240" calcext:value-type="float">
            <text:p>240</text:p>
          </table:table-cell>
          <table:table-cell table:style-name="ce85" office:value-type="float" office:value="192" calcext:value-type="float">
            <text:p>192</text:p>
          </table:table-cell>
          <table:table-cell table:style-name="ce85" office:value-type="float" office:value="188" calcext:value-type="float">
            <text:p>18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97" calcext:value-type="float">
            <text:p>197</text:p>
          </table:table-cell>
          <table:table-cell table:style-name="ce85" office:value-type="float" office:value="196" calcext:value-type="float">
            <text:p>19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315" calcext:value-type="float">
            <text:p>1,315</text:p>
          </table:table-cell>
          <table:table-cell table:style-name="ce85" office:value-type="float" office:value="1784" calcext:value-type="float">
            <text:p>1,784</text:p>
          </table:table-cell>
          <table:table-cell table:style-name="ce85" office:value-type="float" office:value="390" calcext:value-type="float">
            <text:p>390</text:p>
          </table:table-cell>
          <table:table-cell table:style-name="ce85" office:value-type="float" office:value="538" calcext:value-type="float">
            <text:p>538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29" calcext:value-type="float">
            <text:p>129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626" calcext:value-type="float">
            <text:p>1,626</text:p>
          </table:table-cell>
          <table:table-cell table:style-name="ce87" office:value-type="float" office:value="2081" calcext:value-type="float">
            <text:p>2,081</text:p>
          </table:table-cell>
          <table:table-cell table:style-name="ce87" office:value-type="float" office:value="325" calcext:value-type="float">
            <text:p>325</text:p>
          </table:table-cell>
          <table:table-cell table:style-name="ce87" office:value-type="float" office:value="418" calcext:value-type="float">
            <text:p>41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11" calcext:value-type="float">
            <text:p>111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83" calcext:value-type="float">
            <text:p>1,183</text:p>
          </table:table-cell>
          <table:table-cell table:style-name="ce138" office:value-type="float" office:value="1413" calcext:value-type="float">
            <text:p>1,413</text:p>
          </table:table-cell>
          <table:table-cell table:style-name="ce138" office:value-type="float" office:value="181" calcext:value-type="float">
            <text:p>181</text:p>
          </table:table-cell>
          <table:table-cell table:style-name="ce138" office:value-type="float" office:value="438" calcext:value-type="float">
            <text:p>438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7" calcext:value-type="float">
            <text:p>27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20" calcext:value-type="float">
            <text:p>120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110" calcext:value-type="float">
            <text:p>110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65" calcext:value-type="float">
            <text:p>565</text:p>
          </table:table-cell>
          <table:table-cell table:style-name="ce85" office:value-type="float" office:value="685" calcext:value-type="float">
            <text:p>685</text:p>
          </table:table-cell>
          <table:table-cell table:style-name="ce85" office:value-type="float" office:value="108" calcext:value-type="float">
            <text:p>108</text:p>
          </table:table-cell>
          <table:table-cell table:style-name="ce85" office:value-type="float" office:value="267" calcext:value-type="float">
            <text:p>267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0" calcext:value-type="float">
            <text:p>60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18" calcext:value-type="float">
            <text:p>618</text:p>
          </table:table-cell>
          <table:table-cell table:style-name="ce87" office:value-type="float" office:value="728" calcext:value-type="float">
            <text:p>728</text:p>
          </table:table-cell>
          <table:table-cell table:style-name="ce87" office:value-type="float" office:value="73" calcext:value-type="float">
            <text:p>73</text:p>
          </table:table-cell>
          <table:table-cell table:style-name="ce87" office:value-type="float" office:value="171" calcext:value-type="float">
            <text:p>171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0" calcext:value-type="float">
            <text:p>60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87" calcext:value-type="float">
            <text:p>1,687</text:p>
          </table:table-cell>
          <table:table-cell table:style-name="ce138" office:value-type="float" office:value="2008" calcext:value-type="float">
            <text:p>2,008</text:p>
          </table:table-cell>
          <table:table-cell table:style-name="ce138" office:value-type="float" office:value="695" calcext:value-type="float">
            <text:p>695</text:p>
          </table:table-cell>
          <table:table-cell table:style-name="ce138" office:value-type="float" office:value="674" calcext:value-type="float">
            <text:p>674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8" calcext:value-type="float">
            <text:p>8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43" calcext:value-type="float">
            <text:p>143</text:p>
          </table:table-cell>
          <table:table-cell table:style-name="ce85" office:value-type="float" office:value="129" calcext:value-type="float">
            <text:p>129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12" calcext:value-type="float">
            <text:p>112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79" calcext:value-type="float">
            <text:p>779</text:p>
          </table:table-cell>
          <table:table-cell table:style-name="ce85" office:value-type="float" office:value="915" calcext:value-type="float">
            <text:p>915</text:p>
          </table:table-cell>
          <table:table-cell table:style-name="ce85" office:value-type="float" office:value="338" calcext:value-type="float">
            <text:p>338</text:p>
          </table:table-cell>
          <table:table-cell table:style-name="ce85" office:value-type="float" office:value="383" calcext:value-type="float">
            <text:p>383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1" calcext:value-type="float">
            <text:p>7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08" calcext:value-type="float">
            <text:p>908</text:p>
          </table:table-cell>
          <table:table-cell table:style-name="ce87" office:value-type="float" office:value="1093" calcext:value-type="float">
            <text:p>1,093</text:p>
          </table:table-cell>
          <table:table-cell table:style-name="ce87" office:value-type="float" office:value="357" calcext:value-type="float">
            <text:p>357</text:p>
          </table:table-cell>
          <table:table-cell table:style-name="ce87" office:value-type="float" office:value="291" calcext:value-type="float">
            <text:p>291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2" calcext:value-type="float">
            <text:p>7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94" calcext:value-type="float">
            <text:p>1,294</text:p>
          </table:table-cell>
          <table:table-cell table:style-name="ce138" office:value-type="float" office:value="1391" calcext:value-type="float">
            <text:p>1,391</text:p>
          </table:table-cell>
          <table:table-cell table:style-name="ce138" office:value-type="float" office:value="171" calcext:value-type="float">
            <text:p>171</text:p>
          </table:table-cell>
          <table:table-cell table:style-name="ce138" office:value-type="float" office:value="514" calcext:value-type="float">
            <text:p>514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97" calcext:value-type="float">
            <text:p>97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91" calcext:value-type="float">
            <text:p>9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93" calcext:value-type="float">
            <text:p>593</text:p>
          </table:table-cell>
          <table:table-cell table:style-name="ce85" office:value-type="float" office:value="628" calcext:value-type="float">
            <text:p>628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307" calcext:value-type="float">
            <text:p>30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1" calcext:value-type="float">
            <text:p>5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01" calcext:value-type="float">
            <text:p>701</text:p>
          </table:table-cell>
          <table:table-cell table:style-name="ce87" office:value-type="float" office:value="763" calcext:value-type="float">
            <text:p>763</text:p>
          </table:table-cell>
          <table:table-cell table:style-name="ce87" office:value-type="float" office:value="92" calcext:value-type="float">
            <text:p>92</text:p>
          </table:table-cell>
          <table:table-cell table:style-name="ce87" office:value-type="float" office:value="207" calcext:value-type="float">
            <text:p>207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6" calcext:value-type="float">
            <text:p>4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447" calcext:value-type="float">
            <text:p>2,447</text:p>
          </table:table-cell>
          <table:table-cell table:style-name="ce138" office:value-type="float" office:value="2600" calcext:value-type="float">
            <text:p>2,600</text:p>
          </table:table-cell>
          <table:table-cell table:style-name="ce138" office:value-type="float" office:value="370" calcext:value-type="float">
            <text:p>370</text:p>
          </table:table-cell>
          <table:table-cell table:style-name="ce138" office:value-type="float" office:value="860" calcext:value-type="float">
            <text:p>860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57" calcext:value-type="float">
            <text:p>57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204" calcext:value-type="float">
            <text:p>204</text:p>
          </table:table-cell>
          <table:table-cell table:style-name="ce85" office:value-type="float" office:value="160" calcext:value-type="float">
            <text:p>160</text:p>
          </table:table-cell>
          <table:table-cell table:style-name="ce85" office:value-type="float" office:value="152" calcext:value-type="float">
            <text:p>152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70" calcext:value-type="float">
            <text:p>170</text:p>
          </table:table-cell>
          <table:table-cell table:style-name="ce85" office:value-type="float" office:value="168" calcext:value-type="float">
            <text:p>168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69" calcext:value-type="float">
            <text:p>1,169</text:p>
          </table:table-cell>
          <table:table-cell table:style-name="ce85" office:value-type="float" office:value="1231" calcext:value-type="float">
            <text:p>1,231</text:p>
          </table:table-cell>
          <table:table-cell table:style-name="ce85" office:value-type="float" office:value="194" calcext:value-type="float">
            <text:p>194</text:p>
          </table:table-cell>
          <table:table-cell table:style-name="ce85" office:value-type="float" office:value="507" calcext:value-type="float">
            <text:p>50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04" calcext:value-type="float">
            <text:p>104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78" calcext:value-type="float">
            <text:p>1,278</text:p>
          </table:table-cell>
          <table:table-cell table:style-name="ce87" office:value-type="float" office:value="1369" calcext:value-type="float">
            <text:p>1,369</text:p>
          </table:table-cell>
          <table:table-cell table:style-name="ce87" office:value-type="float" office:value="176" calcext:value-type="float">
            <text:p>176</text:p>
          </table:table-cell>
          <table:table-cell table:style-name="ce87" office:value-type="float" office:value="353" calcext:value-type="float">
            <text:p>353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1" calcext:value-type="float">
            <text:p>3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00" calcext:value-type="float">
            <text:p>100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39" calcext:value-type="float">
            <text:p>739</text:p>
          </table:table-cell>
          <table:table-cell table:style-name="ce138" office:value-type="float" office:value="762" calcext:value-type="float">
            <text:p>762</text:p>
          </table:table-cell>
          <table:table-cell table:style-name="ce138" office:value-type="float" office:value="136" calcext:value-type="float">
            <text:p>136</text:p>
          </table:table-cell>
          <table:table-cell table:style-name="ce138" office:value-type="float" office:value="217" calcext:value-type="float">
            <text:p>217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1" calcext:value-type="float">
            <text:p>61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63" calcext:value-type="float">
            <text:p>363</text:p>
          </table:table-cell>
          <table:table-cell table:style-name="ce85" office:value-type="float" office:value="369" calcext:value-type="float">
            <text:p>369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129" calcext:value-type="float">
            <text:p>12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6" calcext:value-type="float">
            <text:p>26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76" calcext:value-type="float">
            <text:p>376</text:p>
          </table:table-cell>
          <table:table-cell table:style-name="ce87" office:value-type="float" office:value="393" calcext:value-type="float">
            <text:p>393</text:p>
          </table:table-cell>
          <table:table-cell table:style-name="ce87" office:value-type="float" office:value="76" calcext:value-type="float">
            <text:p>76</text:p>
          </table:table-cell>
          <table:table-cell table:style-name="ce87" office:value-type="float" office:value="88" calcext:value-type="float">
            <text:p>88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5" calcext:value-type="float">
            <text:p>3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00" calcext:value-type="float">
            <text:p>1,400</text:p>
          </table:table-cell>
          <table:table-cell table:style-name="ce138" office:value-type="float" office:value="1270" calcext:value-type="float">
            <text:p>1,270</text:p>
          </table:table-cell>
          <table:table-cell table:style-name="ce138" office:value-type="float" office:value="179" calcext:value-type="float">
            <text:p>179</text:p>
          </table:table-cell>
          <table:table-cell table:style-name="ce138" office:value-type="float" office:value="282" calcext:value-type="float">
            <text:p>282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05" calcext:value-type="float">
            <text:p>105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46" calcext:value-type="float">
            <text:p>646</text:p>
          </table:table-cell>
          <table:table-cell table:style-name="ce85" office:value-type="float" office:value="581" calcext:value-type="float">
            <text:p>581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160" calcext:value-type="float">
            <text:p>160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7" calcext:value-type="float">
            <text:p>57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54" calcext:value-type="float">
            <text:p>754</text:p>
          </table:table-cell>
          <table:table-cell table:style-name="ce87" office:value-type="float" office:value="689" calcext:value-type="float">
            <text:p>689</text:p>
          </table:table-cell>
          <table:table-cell table:style-name="ce87" office:value-type="float" office:value="81" calcext:value-type="float">
            <text:p>81</text:p>
          </table:table-cell>
          <table:table-cell table:style-name="ce87" office:value-type="float" office:value="122" calcext:value-type="float">
            <text:p>122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8" calcext:value-type="float">
            <text:p>48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51" calcext:value-type="float">
            <text:p>551</text:p>
          </table:table-cell>
          <table:table-cell table:style-name="ce138" office:value-type="float" office:value="582" calcext:value-type="float">
            <text:p>582</text:p>
          </table:table-cell>
          <table:table-cell table:style-name="ce138" office:value-type="float" office:value="67" calcext:value-type="float">
            <text:p>67</text:p>
          </table:table-cell>
          <table:table-cell table:style-name="ce138" office:value-type="float" office:value="113" calcext:value-type="float">
            <text:p>113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49" calcext:value-type="float">
            <text:p>49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83" calcext:value-type="float">
            <text:p>283</text:p>
          </table:table-cell>
          <table:table-cell table:style-name="ce85" office:value-type="float" office:value="327" calcext:value-type="float">
            <text:p>327</text:p>
          </table:table-cell>
          <table:table-cell table:style-name="ce85" office:value-type="float" office:value="34" calcext:value-type="float">
            <text:p>34</text:p>
          </table:table-cell>
          <table:table-cell table:style-name="ce85" office:value-type="float" office:value="54" calcext:value-type="float">
            <text:p>54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4" calcext:value-type="float">
            <text:p>3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68" calcext:value-type="float">
            <text:p>268</text:p>
          </table:table-cell>
          <table:table-cell table:style-name="ce87" office:value-type="float" office:value="255" calcext:value-type="float">
            <text:p>255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float" office:value="59" calcext:value-type="float">
            <text:p>59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style-name="ce142" office:value-type="float" office:value="15" calcext:value-type="float">
            <text:p>1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16" calcext:value-type="float">
            <text:p>1,716</text:p>
          </table:table-cell>
          <table:table-cell table:style-name="ce138" office:value-type="float" office:value="1527" calcext:value-type="float">
            <text:p>1,527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281" calcext:value-type="float">
            <text:p>281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3" calcext:value-type="float">
            <text:p>63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82" calcext:value-type="float">
            <text:p>8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23" calcext:value-type="float">
            <text:p>823</text:p>
          </table:table-cell>
          <table:table-cell table:style-name="ce85" office:value-type="float" office:value="711" calcext:value-type="float">
            <text:p>711</text:p>
          </table:table-cell>
          <table:table-cell table:style-name="ce85" office:value-type="float" office:value="69" calcext:value-type="float">
            <text:p>69</text:p>
          </table:table-cell>
          <table:table-cell table:style-name="ce85" office:value-type="float" office:value="160" calcext:value-type="float">
            <text:p>160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5" calcext:value-type="float">
            <text:p>3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93" calcext:value-type="float">
            <text:p>893</text:p>
          </table:table-cell>
          <table:table-cell table:style-name="ce87" office:value-type="float" office:value="816" calcext:value-type="float">
            <text:p>816</text:p>
          </table:table-cell>
          <table:table-cell table:style-name="ce87" office:value-type="float" office:value="59" calcext:value-type="float">
            <text:p>59</text:p>
          </table:table-cell>
          <table:table-cell table:style-name="ce87" office:value-type="float" office:value="121" calcext:value-type="float">
            <text:p>12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28" calcext:value-type="float">
            <text:p>2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70" calcext:value-type="float">
            <text:p>2,070</text:p>
          </table:table-cell>
          <table:table-cell table:style-name="ce138" office:value-type="float" office:value="2043" calcext:value-type="float">
            <text:p>2,043</text:p>
          </table:table-cell>
          <table:table-cell table:style-name="ce138" office:value-type="float" office:value="286" calcext:value-type="float">
            <text:p>286</text:p>
          </table:table-cell>
          <table:table-cell table:style-name="ce138" office:value-type="float" office:value="220" calcext:value-type="float">
            <text:p>220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3" calcext:value-type="float">
            <text:p>3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2" calcext:value-type="float">
            <text:p>102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87" calcext:value-type="float">
            <text:p>87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99" calcext:value-type="float">
            <text:p>99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79" calcext:value-type="float">
            <text:p>979</text:p>
          </table:table-cell>
          <table:table-cell table:style-name="ce85" office:value-type="float" office:value="929" calcext:value-type="float">
            <text:p>929</text:p>
          </table:table-cell>
          <table:table-cell table:style-name="ce85" office:value-type="float" office:value="147" calcext:value-type="float">
            <text:p>147</text:p>
          </table:table-cell>
          <table:table-cell table:style-name="ce85" office:value-type="float" office:value="121" calcext:value-type="float">
            <text:p>121</text:p>
          </table:table-cell>
          <table:table-cell table:number-columns-repeated="3" table:style-name="ce85" office:value-type="float" office:value="1" calcext:value-type="float">
            <text:p>1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6" calcext:value-type="float">
            <text:p>46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91" calcext:value-type="float">
            <text:p>1,091</text:p>
          </table:table-cell>
          <table:table-cell table:style-name="ce87" office:value-type="float" office:value="1114" calcext:value-type="float">
            <text:p>1,114</text:p>
          </table:table-cell>
          <table:table-cell table:style-name="ce87" office:value-type="float" office:value="139" calcext:value-type="float">
            <text:p>139</text:p>
          </table:table-cell>
          <table:table-cell table:style-name="ce87" office:value-type="float" office:value="99" calcext:value-type="float">
            <text:p>99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6" calcext:value-type="float">
            <text:p>5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01" calcext:value-type="float">
            <text:p>1,001</text:p>
          </table:table-cell>
          <table:table-cell table:style-name="ce138" office:value-type="float" office:value="1039" calcext:value-type="float">
            <text:p>1,039</text:p>
          </table:table-cell>
          <table:table-cell table:style-name="ce138" office:value-type="float" office:value="89" calcext:value-type="float">
            <text:p>89</text:p>
          </table:table-cell>
          <table:table-cell table:style-name="ce138" office:value-type="float" office:value="221" calcext:value-type="float">
            <text:p>221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57" calcext:value-type="float">
            <text:p>57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36" calcext:value-type="float">
            <text:p>436</text:p>
          </table:table-cell>
          <table:table-cell table:style-name="ce85" office:value-type="float" office:value="476" calcext:value-type="float">
            <text:p>476</text:p>
          </table:table-cell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123" calcext:value-type="float">
            <text:p>123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2" calcext:value-type="float">
            <text:p>3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65" calcext:value-type="float">
            <text:p>565</text:p>
          </table:table-cell>
          <table:table-cell table:style-name="ce87" office:value-type="float" office:value="563" calcext:value-type="float">
            <text:p>563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float" office:value="98" calcext:value-type="float">
            <text:p>98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5" calcext:value-type="float">
            <text:p>2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675" calcext:value-type="float">
            <text:p>675</text:p>
          </table:table-cell>
          <table:table-cell table:style-name="ce56" office:value-type="float" office:value="778" calcext:value-type="float">
            <text:p>778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98" calcext:value-type="float">
            <text:p>98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25" calcext:value-type="float">
            <text:p>25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64" calcext:value-type="float">
            <text:p>364</text:p>
          </table:table-cell>
          <table:table-cell table:style-name="ce56" office:value-type="float" office:value="404" calcext:value-type="float">
            <text:p>404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11" calcext:value-type="float">
            <text:p>311</text:p>
          </table:table-cell>
          <table:table-cell table:style-name="ce57" office:value-type="float" office:value="374" calcext:value-type="float">
            <text:p>374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3" calcext:value-type="float">
            <text:p>4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85" calcext:value-type="float">
            <text:p>585</text:p>
          </table:table-cell>
          <table:table-cell table:style-name="ce138" office:value-type="float" office:value="678" calcext:value-type="float">
            <text:p>678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float" office:value="91" calcext:value-type="float">
            <text:p>91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4" calcext:value-type="float">
            <text:p>24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24" calcext:value-type="float">
            <text:p>2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11" calcext:value-type="float">
            <text:p>311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34" calcext:value-type="float">
            <text:p>34</text:p>
          </table:table-cell>
          <table:table-cell table:style-name="ce85" office:value-type="float" office:value="50" calcext:value-type="float">
            <text:p>50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74" calcext:value-type="float">
            <text:p>274</text:p>
          </table:table-cell>
          <table:table-cell table:style-name="ce87" office:value-type="float" office:value="328" calcext:value-type="float">
            <text:p>328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41" calcext:value-type="float">
            <text:p>4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6" calcext:value-type="float">
            <text:p>1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float" office:value="100" calcext:value-type="float">
            <text:p>100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3" calcext:value-type="float">
            <text:p>53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float" office:value="46" calcext:value-type="float">
            <text:p>46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4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70" meta:object-count="0"/>
    <meta:generator>LibreOffice/6.4.7.2$Linux_X86_64 LibreOffice_project/40$Build-2</meta:generator>
  </office:meta>
</office:document-meta>
</file>